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451cm" style:rel-column-width="28721*"/>
    </style:style>
    <style:style style:name="Таблица1.B" style:family="table-column">
      <style:table-column-properties style:column-width="1.05cm" style:rel-column-width="4046*"/>
    </style:style>
    <style:style style:name="Таблица1.C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40" style:family="table-row">
      <style:table-row-properties style:min-row-height="3.789cm"/>
    </style:style>
    <style:style style:name="Таблица1.100" style:family="table-row">
      <style:table-row-properties style:min-row-height="8.054cm"/>
    </style:style>
    <style:style style:name="Таблица1.108" style:family="table-row">
      <style:table-row-properties style:min-row-height="3.874cm"/>
    </style:style>
    <style:style style:name="Таблица1.111" style:family="table-row">
      <style:table-row-properties style:min-row-height="17.103cm"/>
    </style:style>
    <style:style style:name="Таблица2" style:family="table">
      <style:table-properties style:width="16.806cm" table:align="margins"/>
    </style:style>
    <style:style style:name="Таблица2.A" style:family="table-column">
      <style:table-column-properties style:column-width="5.602cm" style:rel-column-width="2184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Table_20_Contents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4pt" fo:language="ru" fo:country="RU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able_20_Contents">
      <style:text-properties fo:font-size="14pt" fo:font-style="italic" style:font-size-asian="14pt" style:font-style-asian="italic" style:font-size-complex="14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Table_20_Contents">
      <style:text-properties fo:language="en" fo:country="US" fo:font-weight="bol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text-properties fo:language="ru" fo:country="RU" fo:font-style="italic" style:font-style-asian="italic" style:font-style-complex="italic"/>
    </style:style>
    <style:style style:name="P25" style:family="paragraph" style:parent-style-name="Table_20_Contents">
      <style:text-properties fo:language="ru" fo:country="RU" fo:font-weight="bold" style:font-weight-asian="bold" style:font-weight-complex="bold"/>
    </style:style>
    <style:style style:name="P26" style:family="paragraph" style:parent-style-name="Table_20_Contents">
      <style:text-properties fo:language="ru" fo:country="RU" fo:font-weight="normal" style:font-weight-asian="normal" style:font-weight-complex="normal"/>
    </style:style>
    <style:style style:name="P27" style:family="paragraph" style:parent-style-name="Table_20_Contents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font-size="11pt" fo:language="ru" fo:country="RU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11pt" fo:language="ru" fo:country="RU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text-properties fo:font-size="11pt" fo:language="ru" fo:country="RU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Table_20_Contents">
      <style:text-properties fo:font-size="11pt" fo:language="ru" fo:country="RU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able_20_Contents"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text-properties fo:font-size="11pt" fo:language="en" fo:country="U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37" style:family="paragraph" style:parent-style-name="Table_20_Contents">
      <style:text-properties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9" style:family="paragraph" style:parent-style-name="Table_20_Contents">
      <style:text-properties fo:font-style="italic" style:font-style-asian="italic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42" style:family="paragraph" style:parent-style-name="Table_20_Contents">
      <style:text-properties fo:font-size="12pt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Table_20_Contents">
      <style:text-properties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4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55" style:family="paragraph" style:parent-style-name="Table_20_Contents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Table_20_Contents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able_20_Contents">
      <style:text-properties fo:font-weight="normal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fo:font-size="10pt" style:font-size-asian="10pt" style:font-size-complex="10pt"/>
    </style:style>
    <style:style style:name="P62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63" style:family="paragraph" style:parent-style-name="Table_20_Contents">
      <style:text-properties fo:font-size="10pt" fo:font-style="normal" style:font-size-asian="10pt" style:font-style-asian="normal" style:font-size-complex="10pt" style:font-style-complex="normal"/>
    </style:style>
    <style:style style:name="P64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style:font-name="Tahoma" fo:font-size="14pt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Tahom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Tahoma" fo:font-size="7.5pt" fo:language="ru" fo:country="RU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Tahoma" fo:font-size="7.5pt" fo:language="en" fo:country="US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800000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text-properties fo:font-size="12pt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color="#8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style:text-autospace="none"/>
      <style:text-properties fo:color="#800000"/>
    </style:style>
    <style:style style:name="P73" style:family="paragraph" style:parent-style-name="Standard">
      <style:paragraph-properties style:text-autospace="none"/>
      <style:text-properties fo:color="#800000" style:font-name="Consolas" fo:font-size="9.5pt" style:font-name-asian="Consolas" style:font-size-asian="9.5pt" style:font-name-complex="Consolas" style:font-size-complex="9.5pt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size="14pt" fo:language="ru" fo:country="RU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3" style:family="text">
      <style:text-properties style:font-name="Consolas" style:font-name-asian="Consolas" style:font-name-complex="Consolas"/>
    </style:style>
    <style:style style:name="T24" style:family="text">
      <style:text-properties style:font-name="Tahoma" fo:font-size="10pt" fo:language="en" fo:country="US" fo:font-weight="bold" style:font-size-asian="10pt" style:font-weight-asian="bold" style:font-size-complex="10pt" style:font-weight-complex="bold"/>
    </style:style>
    <style:style style:name="T2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команда</text:p>
          </table:table-cell>
          <table:table-cell table:style-name="Таблица1.B1" table:number-columns-spanned="2" office:value-type="string">
            <text:p text:style-name="P2">вызов</text:p>
          </table:table-cell>
          <table:covered-table-cell/>
        </table:table-row>
        <table:table-row>
          <table:table-cell table:style-name="Таблица1.A2" office:value-type="string">
            <text:p text:style-name="P59">подключить русский язык</text:p>
          </table:table-cell>
          <table:table-cell table:style-name="Таблица1.B2" table:number-columns-spanned="2" office:value-type="string">
            <text:p text:style-name="P40">// пишу в <text:span text:style-name="T3">main</text:span></text:p>
            <text:p text:style-name="P22">setlocale(0,"russian");</text:p>
            <text:p text:style-name="P59"><text:span text:style-name="T3">cout &lt;&lt; " </text:span><text:span text:style-name="T7">Привет</text:span><text:span text:style-name="T3"> !!! ";</text:span></text:p>
          </table:table-cell>
          <table:covered-table-cell/>
        </table:table-row>
        <table:table-row>
          <table:table-cell table:style-name="Таблица1.A2" office:value-type="string">
            <text:p text:style-name="P59">получить целую часть от числа</text:p>
          </table:table-cell>
          <table:table-cell table:style-name="Таблица1.B2" table:number-columns-spanned="2" office:value-type="string">
            <text:p text:style-name="P64">float f;</text:p>
            <text:p text:style-name="P64">int n;</text:p>
            <text:p text:style-name="P18">n = <text:span text:style-name="T1">int</text:span>(f);</text:p>
          </table:table-cell>
          <table:covered-table-cell/>
        </table:table-row>
        <table:table-row>
          <table:table-cell table:style-name="Таблица1.A2" office:value-type="string">
            <text:p text:style-name="P59">подключить математические функции</text:p>
          </table:table-cell>
          <table:table-cell table:style-name="Таблица1.B2" table:number-columns-spanned="2" office:value-type="string">
            <text:p text:style-name="P59">#include &lt;math.h&gt;</text:p>
          </table:table-cell>
          <table:covered-table-cell/>
        </table:table-row>
        <table:table-row>
          <table:table-cell table:style-name="Таблица1.A2" office:value-type="string">
            <text:p text:style-name="P59">подключить ф-ции для <text:span text:style-name="T1">строк</text:span></text:p>
          </table:table-cell>
          <table:table-cell table:style-name="Таблица1.B2" table:number-columns-spanned="2" office:value-type="string">
            <text:p text:style-name="P59">#include &lt;string.h&gt;</text:p>
          </table:table-cell>
          <table:covered-table-cell/>
        </table:table-row>
        <table:table-row>
          <table:table-cell table:style-name="Таблица1.A2" office:value-type="string">
            <text:p text:style-name="P59">синус числа <text:span text:style-name="T7">х</text:span></text:p>
          </table:table-cell>
          <table:table-cell table:style-name="Таблица1.B2" table:number-columns-spanned="2" office:value-type="string">
            <text:p text:style-name="P59">float b = <text:span text:style-name="T1">sin</text:span>(x);</text:p>
          </table:table-cell>
          <table:covered-table-cell/>
        </table:table-row>
        <table:table-row>
          <table:table-cell table:style-name="Таблица1.A2" office:value-type="string">
            <text:p text:style-name="P59">логическое <text:span text:style-name="T14">И</text:span></text:p>
          </table:table-cell>
          <table:table-cell table:style-name="Таблица1.B2" table:number-columns-spanned="2" office:value-type="string">
            <text:p text:style-name="P59"><text:s/>if( a==5 <text:span text:style-name="T16">&amp;&amp;</text:span> b==4)</text:p>
            <text:p text:style-name="P59"><text:s text:c="4"/>{</text:p>
            <text:p text:style-name="P59"><text:s text:c="8"/>cout &lt;&lt; "OK";</text:p>
            <text:p text:style-name="P59"><text:s text:c="4"/>}</text:p>
          </table:table-cell>
          <table:covered-table-cell/>
        </table:table-row>
        <table:table-row>
          <table:table-cell table:style-name="Таблица1.A2" office:value-type="string">
            <text:p text:style-name="P59">логическое <text:span text:style-name="T19">ИЛИ</text:span></text:p>
          </table:table-cell>
          <table:table-cell table:style-name="Таблица1.B2" table:number-columns-spanned="2" office:value-type="string">
            <text:p text:style-name="P59">if( a==5 <text:span text:style-name="T19">||</text:span> b==4)</text:p>
            <text:p text:style-name="P59"><text:s text:c="4"/>{</text:p>
            <text:p text:style-name="P59"><text:s text:c="8"/>cout &lt;&lt; "OK";</text:p>
            <text:p text:style-name="P59"><text:s text:c="4"/>}</text:p>
          </table:table-cell>
          <table:covered-table-cell/>
        </table:table-row>
        <table:table-row>
          <table:table-cell table:style-name="Таблица1.A2" office:value-type="string">
            <text:p text:style-name="P59">корень числа х</text:p>
          </table:table-cell>
          <table:table-cell table:style-name="Таблица1.B2" table:number-columns-spanned="2" office:value-type="string">
            <text:p text:style-name="P59">p = sqrt(x);</text:p>
          </table:table-cell>
          <table:covered-table-cell/>
        </table:table-row>
        <table:table-row>
          <table:table-cell table:style-name="Таблица1.A2" office:value-type="string">
            <text:p text:style-name="P59">натуральный <text:s/><text:span text:style-name="T1">логарифм</text:span></text:p>
          </table:table-cell>
          <table:table-cell table:style-name="Таблица1.B2" table:number-columns-spanned="2" office:value-type="string">
            <text:p text:style-name="P59">a = <text:span text:style-name="T1">log</text:span>( 19.7 );</text:p>
          </table:table-cell>
          <table:covered-table-cell/>
        </table:table-row>
        <table:table-row>
          <table:table-cell table:style-name="Таблица1.A2" office:value-type="string">
            <text:p text:style-name="P3">возведение числа в степень</text:p>
          </table:table-cell>
          <table:table-cell table:style-name="Таблица1.B2" table:number-columns-spanned="2" office:value-type="string">
            <text:p text:style-name="P59">x = <text:span text:style-name="T1">pow</text:span>(a,b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читать переменную</text:p>
          </table:table-cell>
          <table:table-cell table:style-name="Таблица1.B2" table:number-columns-spanned="2" office:value-type="string">
            <text:p text:style-name="Table_20_Contents"><text:span text:style-name="T1">cin &gt;&gt;</text:span> x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вывести переменную на экран</text:p>
          </table:table-cell>
          <table:table-cell table:style-name="Таблица1.B2" table:number-columns-spanned="2" office:value-type="string">
            <text:p text:style-name="Table_20_Contents"><text:span text:style-name="T1">cout</text:span> <text:span text:style-name="T1">&lt;&lt;</text:span> b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вывести сообщение на экран</text:p>
          </table:table-cell>
          <table:table-cell table:style-name="Таблица1.B2" table:number-columns-spanned="2" office:value-type="string">
            <text:p text:style-name="Table_20_Contents"><text:span text:style-name="T1">cout</text:span> &lt;&lt; <text:span text:style-name="T1">"</text:span>hello<text:span text:style-name="T1">"</text:span>;</text:p>
          </table:table-cell>
          <table:covered-table-cell/>
        </table:table-row>
        <table:table-row>
          <table:table-cell table:style-name="Таблица1.A2" office:value-type="string">
            <text:p text:style-name="P4">перенос строки</text:p>
          </table:table-cell>
          <table:table-cell table:style-name="Таблица1.B2" table:number-columns-spanned="2" office:value-type="string">
            <text:p text:style-name="P4">cout &lt;&lt; "\n";</text:p>
          </table:table-cell>
          <table:covered-table-cell/>
        </table:table-row>
        <table:table-row>
          <table:table-cell table:style-name="Таблица1.A2" office:value-type="string">
            <text:p text:style-name="P4">вывод сложного сообщения</text:p>
          </table:table-cell>
          <table:table-cell table:style-name="Таблица1.B2" table:number-columns-spanned="2" office:value-type="string">
            <text:p text:style-name="P4"><text:span text:style-name="T1">cout</text:span> &lt;&lt; "input " &lt;&lt; n &lt;&lt; " ellements"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писание <text:span text:style-name="T1">целочисленных</text:span> переменных</text:p>
          </table:table-cell>
          <table:table-cell table:style-name="Таблица1.B2" table:number-columns-spanned="2" office:value-type="string">
            <text:p text:style-name="Table_20_Contents"><text:span text:style-name="T1">int</text:span> <text:s/>x,a,b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писание <text:span text:style-name="T1">булевых</text:span> переменных</text:p>
          </table:table-cell>
          <table:table-cell table:style-name="Таблица1.B2" table:number-columns-spanned="2" office:value-type="string">
            <text:p text:style-name="Table_20_Contents"><text:span text:style-name="T1">bool <text:s/></text:span><text:span text:style-name="T2">x,a,b;</text:span>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писание <text:span text:style-name="T1">вещественных</text:span> переменных</text:p>
          </table:table-cell>
          <table:table-cell table:style-name="Таблица1.B2" table:number-columns-spanned="2" office:value-type="string">
            <text:p text:style-name="Table_20_Contents"><text:span text:style-name="T1">float </text:span><text:s/>a,b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если <text:span text:style-name="T4">a</text:span><text:span text:style-name="T3"> </text:span><text:span text:style-name="T7">равняется </text:span><text:span text:style-name="T4">b</text:span><text:span text:style-name="T3">, </text:span><text:span text:style-name="T7">то</text:span></text:p>
          </table:table-cell>
          <table:table-cell table:style-name="Таблица1.B2" table:number-columns-spanned="2" office:value-type="string">
            <text:p text:style-name="Table_20_Contents">if ( a<text:span text:style-name="T2"> == </text:span>b )</text:p>
            <text:p text:style-name="Table_20_Contents"><text:s text:c="4"/>{</text:p>
            <text:p text:style-name="Table_20_Contents"><text:s text:c="7"/>. . . <text:s text:c="3"/></text:p>
            <text:p text:style-name="Table_20_Contents"><text:s text:c="4"/>}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если <text:span text:style-name="T4">a</text:span><text:span text:style-name="T3"> <text:s/></text:span><text:span text:style-name="T8">НЕ</text:span><text:span text:style-name="T7"> равняется </text:span><text:span text:style-name="T4">b</text:span><text:span text:style-name="T3">, </text:span><text:span text:style-name="T7">то</text:span></text:p>
          </table:table-cell>
          <table:table-cell table:style-name="Таблица1.B2" table:number-columns-spanned="2" office:value-type="string">
            <text:p text:style-name="Table_20_Contents">if ( a <text:span text:style-name="T2">!=</text:span> b )</text:p>
            <text:p text:style-name="Table_20_Contents"><text:s text:c="4"/>{</text:p>
            <text:p text:style-name="Table_20_Contents"><text:s text:c="7"/>. . . <text:s text:c="3"/></text:p>
            <text:p text:style-name="Table_20_Contents"><text:s text:c="4"/>}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массива</text:p>
          </table:table-cell>
          <table:table-cell table:style-name="Таблица1.B2" table:number-columns-spanned="2" office:value-type="string">
            <text:p text:style-name="Table_20_Contents"><text:span text:style-name="T1">int</text:span> a[n];</text:p>
          </table:table-cell>
          <table:covered-table-cell/>
        </table:table-row>
        <table:table-row>
          <table:table-cell table:style-name="Таблица1.A2" office:value-type="string">
            <text:p text:style-name="P25">считывание элементов массива</text:p>
            <text:p text:style-name="P24">индексы массива начинаются с 0</text:p>
            <text:p text:style-name="P20">[0 .. n<text:span text:style-name="T2">-</text:span>1]</text:p>
          </table:table-cell>
          <table:table-cell table:style-name="Таблица1.B2" table:number-columns-spanned="2" office:value-type="string">
            <text:p text:style-name="Table_20_Contents">for ( i = 0; i &lt;= <text:span text:style-name="T1">n-1</text:span>; i++ )</text:p>
            <text:p text:style-name="Table_20_Contents"><text:s text:c="4"/>{</text:p>
            <text:p text:style-name="Table_20_Contents"><text:s text:c="8"/>cin &gt;&gt; <text:span text:style-name="T1">a[i]</text:span>;</text:p>
            <text:p text:style-name="Table_20_Contents"><text:s text:c="4"/>}</text:p>
          </table:table-cell>
          <table:covered-table-cell/>
        </table:table-row>
        <text:soft-page-break/>
        <table:table-row>
          <table:table-cell table:style-name="Таблица1.A2" office:value-type="string">
            <text:p text:style-name="Table_20_Contents">создание двумерного массива</text:p>
          </table:table-cell>
          <table:table-cell table:style-name="Таблица1.B2" table:number-columns-spanned="2" office:value-type="string">
            <text:p text:style-name="Table_20_Contents"><text:span text:style-name="T1">int</text:span> a[n][m];</text:p>
          </table:table-cell>
          <table:covered-table-cell/>
        </table:table-row>
        <table:table-row>
          <table:table-cell table:style-name="Таблица1.A2" office:value-type="string">
            <text:p text:style-name="P26">считывание элементов </text:p>
            <text:p text:style-name="P26">двумерного массива</text:p>
            <text:p text:style-name="P21">[0 .. n<text:span text:style-name="T2">-</text:span>1 , 0 .. m<text:span text:style-name="T2">-</text:span>1]</text:p>
          </table:table-cell>
          <table:table-cell table:style-name="Таблица1.B2" table:number-columns-spanned="2" office:value-type="string">
            <text:p text:style-name="Table_20_Contents">for( i = 0; i &lt;= <text:span text:style-name="T1">n-1</text:span>; i++ )</text:p>
            <text:p text:style-name="Table_20_Contents"><text:s text:c="4"/>{</text:p>
            <text:p text:style-name="Table_20_Contents"><text:s text:c="9"/>for( j = 0; j &lt;= <text:span text:style-name="T1">m-1</text:span>; j++ )</text:p>
            <text:p text:style-name="Table_20_Contents"><text:s text:c="9"/>{</text:p>
            <text:p text:style-name="Table_20_Contents"><text:s text:c="11"/>cin &gt;&gt; <text:span text:style-name="T1">a[i][j]</text:span>; <text:s text:c="2"/></text:p>
            <text:p text:style-name="Table_20_Contents"><text:s text:c="9"/>}</text:p>
            <text:p text:style-name="Table_20_Contents"><text:s text:c="4"/>}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целая часть от числа</text:p>
          </table:table-cell>
          <table:table-cell table:style-name="Таблица1.B2" table:number-columns-spanned="2" office:value-type="string">
            <text:p text:style-name="Table_20_Contents">x = int(<text:span text:style-name="T3">a</text:span>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статок от деления целых чисел</text:p>
          </table:table-cell>
          <table:table-cell table:style-name="Таблица1.B2" table:number-columns-spanned="2" office:value-type="string">
            <text:p text:style-name="Table_20_Contents">c = a <text:span text:style-name="T1">%</text:span> b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аналог <text:span text:style-name="T4">readln;</text:span><text:span text:style-name="T5"> </text:span><text:span text:style-name="T9">в конце программы</text:span></text:p>
          </table:table-cell>
          <table:table-cell table:style-name="Таблица1.B2" table:number-columns-spanned="2" office:value-type="string">
            <text:p text:style-name="Table_20_Contents">system("PAUSE"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<text:span text:style-name="T1">функция</text:span>, возвращающая сумму</text:p>
            <text:p text:style-name="Table_20_Contents">( параметры в основной программе <text:span text:style-name="T1">не изменятся </text:span>)</text:p>
          </table:table-cell>
          <table:table-cell table:style-name="Таблица1.B2" table:number-columns-spanned="2" office:value-type="string">
            <text:p text:style-name="Table_20_Contents"><text:span text:style-name="T1">int</text:span> sum ( <text:span text:style-name="T1">int</text:span> a, <text:span text:style-name="T1">int</text:span> b )</text:p>
            <text:p text:style-name="Table_20_Contents">{</text:p>
            <text:p text:style-name="Table_20_Contents"><text:s text:c="3"/><text:span text:style-name="T1"><text:s/>int</text:span> ans;</text:p>
            <text:p text:style-name="Table_20_Contents"><text:s text:c="4"/>ans = a + b;</text:p>
            <text:p text:style-name="Table_20_Contents"><text:s text:c="4"/><text:span text:style-name="T1">return</text:span> ans;</text:p>
            <text:p text:style-name="Table_20_Contents">}</text:p>
          </table:table-cell>
          <table:covered-table-cell/>
        </table:table-row>
        <table:table-row>
          <table:table-cell table:style-name="Таблица1.A2" office:value-type="string">
            <text:p text:style-name="P23"><text:span text:style-name="T1">перегрузка ф-ций</text:span> <text:span text:style-name="T12">(когда они имеют одинаковые имена, но разные типы параметров или их кол-во)</text:span></text:p>
          </table:table-cell>
          <table:table-cell table:style-name="Таблица1.B2" table:number-columns-spanned="2" office:value-type="string">
            <text:p text:style-name="P61">int sum(int a, int b, int c)</text:p>
            <text:p text:style-name="P61">{</text:p>
            <text:p text:style-name="P61"><text:s text:c="4"/>return (a+b+c);</text:p>
            <text:p text:style-name="P61">}</text:p>
            <text:p text:style-name="P61"/>
            <text:p text:style-name="P61">int sum(int a, int b)</text:p>
            <text:p text:style-name="P61">{</text:p>
            <text:p text:style-name="P61"><text:s text:c="4"/>return (a+b);</text:p>
            <text:p text:style-name="P61">}</text:p>
            <text:p text:style-name="P61"/>
            <text:p text:style-name="P62">тестирование</text:p>
            <text:p text:style-name="P62"/>
            <text:p text:style-name="P63">cout &lt;&lt; sum(10,20,30) &lt;&lt; "\n";</text:p>
            <text:p text:style-name="P63">cout &lt;&lt; sum(500,400) &lt;&lt; "\n";</text:p>
          </table:table-cell>
          <table:covered-table-cell/>
        </table:table-row>
        <table:table-row>
          <table:table-cell table:style-name="Таблица1.A2" office:value-type="string">
            <text:p text:style-name="P1">создание строки</text:p>
            <text:p text:style-name="Table_20_Contents">( массив символов )</text:p>
          </table:table-cell>
          <table:table-cell table:style-name="Таблица1.B2" table:number-columns-spanned="2" office:value-type="string">
            <text:p text:style-name="Table_20_Contents">char s[200]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вывод строки на экран</text:p>
          </table:table-cell>
          <table:table-cell table:style-name="Таблица1.B2" table:number-columns-spanned="2" office:value-type="string">
            <text:p text:style-name="Table_20_Contents">cout &lt;&lt; s 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читывание строки</text:p>
          </table:table-cell>
          <table:table-cell table:style-name="Таблица1.B2" table:number-columns-spanned="2" office:value-type="string">
            <text:p text:style-name="Table_20_Contents">gets(s); <text:s text:c="8"/>cin &gt;&gt; s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читываем символы пока не нажат <text:span text:style-name="T4">ENTER</text:span></text:p>
          </table:table-cell>
          <table:table-cell table:style-name="Таблица1.B2" table:number-columns-spanned="2" office:value-type="string">
            <text:p text:style-name="Table_20_Contents"><text:s text:c="4"/>char c = 'p'; <text:s/></text:p>
            <text:p text:style-name="Table_20_Contents"><text:s text:c="4"/>int x; <text:s text:c="2"/></text:p>
            <text:p text:style-name="Table_20_Contents"><text:s text:c="4"/></text:p>
            <text:p text:style-name="Table_20_Contents"><text:s text:c="4"/>while(c!='\n')</text:p>
            <text:p text:style-name="Table_20_Contents"><text:s text:c="4"/>{</text:p>
            <text:p text:style-name="Table_20_Contents"><text:s text:c="7"/>x = getchar();</text:p>
            <text:p text:style-name="Table_20_Contents"><text:s text:c="7"/>c = char(x);</text:p>
            <text:p text:style-name="Table_20_Contents"><text:s text:c="4"/>}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ф-ция подсчёта длины строки</text:p>
            <text:p text:style-name="Table_20_Contents"/>
            <text:p text:style-name="P1">всегда, когда передаю в качестве параметра строку, ставлю перед ней <text:span text:style-name="T11">*</text:span></text:p>
          </table:table-cell>
          <table:table-cell table:style-name="Таблица1.B2" table:number-columns-spanned="2" office:value-type="string">
            <text:p text:style-name="Table_20_Contents"><text:span text:style-name="T1">int</text:span> length( <text:span text:style-name="T1">const char *s </text:span>)</text:p>
            <text:p text:style-name="Table_20_Contents">{</text:p>
            <text:p text:style-name="Table_20_Contents"><text:s text:c="4"/>int i;</text:p>
            <text:p text:style-name="Table_20_Contents"><text:s text:c="4"/>i = 0;</text:p>
            <text:p text:style-name="Table_20_Contents"><text:s text:c="4"/>while(s[i])</text:p>
            <text:p text:style-name="Table_20_Contents"><text:s text:c="4"/>{</text:p>
            <text:p text:style-name="Table_20_Contents"><text:s text:c="7"/>i+=1;</text:p>
            <text:p text:style-name="Table_20_Contents"><text:soft-page-break/><text:s text:c="4"/>}</text:p>
            <text:p text:style-name="Table_20_Contents"><text:s text:c="4"/>return i;</text:p>
            <text:p text:style-name="Table_20_Contents">};</text:p>
          </table:table-cell>
          <table:covered-table-cell/>
        </table:table-row>
        <table:table-row>
          <table:table-cell table:style-name="Таблица1.A2" office:value-type="string">
            <text:p text:style-name="P23">создание записи</text:p>
          </table:table-cell>
          <table:table-cell table:style-name="Таблица1.B2" table:number-columns-spanned="2" office:value-type="string">
            <text:p text:style-name="Table_20_Contents"><text:span text:style-name="T1">struct </text:span><text:span text:style-name="T3">man</text:span></text:p>
            <text:p text:style-name="Table_20_Contents">{</text:p>
            <text:p text:style-name="Table_20_Contents"><text:s text:c="3"/><text:span text:style-name="T1">char</text:span> s[200];</text:p>
            <text:p text:style-name="Table_20_Contents"><text:s text:c="3"/><text:span text:style-name="T1">int</text:span> x;</text:p>
            <text:p text:style-name="Table_20_Contents"><text:s text:c="3"/><text:span text:style-name="T1">float</text:span> y;</text:p>
            <text:p text:style-name="Table_20_Contents">};</text:p>
          </table:table-cell>
          <table:covered-table-cell/>
        </table:table-row>
        <table:table-row>
          <table:table-cell table:style-name="Таблица1.A2" office:value-type="string">
            <text:p text:style-name="P1">прибав<text:span text:style-name="T7">ить</text:span> к строке <text:span text:style-name="T3">s1 </text:span><text:span text:style-name="T7">строку </text:span><text:span text:style-name="T3">s2</text:span></text:p>
          </table:table-cell>
          <table:table-cell table:style-name="Таблица1.B2" table:number-columns-spanned="2" office:value-type="string">
            <text:p text:style-name="Table_20_Contents"><text:span text:style-name="T1">strcat</text:span>( s1 , s2 ); <text:s text:c="9"/><text:span text:style-name="T12"><text:s/>// </text:span><text:span text:style-name="T6">s1 := s1 + s2;</text:span></text:p>
          </table:table-cell>
          <table:covered-table-cell/>
        </table:table-row>
        <table:table-row>
          <table:table-cell table:style-name="Таблица1.A2" office:value-type="string">
            <text:p text:style-name="P27">присвоить значение строки <text:span text:style-name="T3">s2 </text:span>строке <text:span text:style-name="T3">s1</text:span></text:p>
          </table:table-cell>
          <table:table-cell table:style-name="Таблица1.B2" table:number-columns-spanned="2" office:value-type="string">
            <text:p text:style-name="Table_20_Contents"><text:span text:style-name="T1">strcpy</text:span>( s1 , s2 ); <text:s text:c="9"/><text:span text:style-name="T12">// </text:span><text:span text:style-name="T6">s1 := s2;</text:span></text:p>
          </table:table-cell>
          <table:covered-table-cell/>
        </table:table-row>
        <table:table-row>
          <table:table-cell table:style-name="Таблица1.B2" table:number-columns-spanned="3" office:value-type="string">
            <text:p text:style-name="P34">Указатели, списки</text:p>
          </table:table-cell>
          <table:covered-table-cell/>
          <table:covered-table-cell/>
        </table:table-row>
        <table:table-row table:style-name="Таблица1.40">
          <table:table-cell table:style-name="Таблица1.A2" office:value-type="string">
            <text:p text:style-name="Table_20_Contents">создание записи для списка</text:p>
          </table:table-cell>
          <table:table-cell table:style-name="Таблица1.B2" table:number-columns-spanned="2" office:value-type="string">
            <text:p text:style-name="Table_20_Contents"><text:span text:style-name="T1">struct </text:span>zap</text:p>
            <text:p text:style-name="Table_20_Contents">{</text:p>
            <text:p text:style-name="Table_20_Contents"><text:s text:c="3"/><text:span text:style-name="T1"><text:s/>char </text:span>s[50];</text:p>
            <text:p text:style-name="Table_20_Contents"><text:s text:c="4"/><text:span text:style-name="T1">int</text:span> n;</text:p>
            <text:p text:style-name="Table_20_Contents"><text:s text:c="4"/><text:span text:style-name="T1">zap *</text:span>pred;</text:p>
            <text:p text:style-name="Table_20_Contents"><text:s text:c="4"/><text:span text:style-name="T1">zap *</text:span>next;</text:p>
            <text:p text:style-name="Table_20_Contents">}<text:span text:style-name="T1">;</text:span>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вставка элемента перед данным</text:p>
          </table:table-cell>
          <table:table-cell table:style-name="Таблица1.B2" table:number-columns-spanned="2" office:value-type="string">
            <text:p text:style-name="Table_20_Contents">void <text:span text:style-name="T1">push</text:span>( <text:span text:style-name="T1">zap *</text:span>q ,<text:span text:style-name="T1"> zap *</text:span>q2)</text:p>
            <text:p text:style-name="Table_20_Contents">{</text:p>
            <text:p text:style-name="Table_20_Contents"><text:s text:c="2"/>q2-&gt;pred-&gt;next = q;</text:p>
            <text:p text:style-name="Table_20_Contents"><text:s text:c="2"/>q-&gt;pred = q2-&gt;pred;</text:p>
            <text:p text:style-name="Table_20_Contents"><text:s text:c="2"/>q-&gt;next = q2;</text:p>
            <text:p text:style-name="Table_20_Contents"><text:s text:c="2"/>q2-&gt;pred = q; <text:s text:c="2"/></text:p>
            <text:p text:style-name="Table_20_Contents">}</text:p>
            <text:p text:style-name="Table_20_Contents"/>
            <text:p text:style-name="P39">// вставить элемент<text:span text:style-name="T1"> </text:span><text:span text:style-name="T4">q </text:span><text:span text:style-name="T8">перед </text:span><text:span text:style-name="T4">q2</text:span>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убрать элемент <text:span text:style-name="T4">qq</text:span><text:span text:style-name="T3"> </text:span>из списка</text:p>
          </table:table-cell>
          <table:table-cell table:style-name="Таблица1.B2" table:number-columns-spanned="2" office:value-type="string">
            <text:p text:style-name="Table_20_Contents">void<text:span text:style-name="T1"> kill</text:span>(<text:span text:style-name="T1">zap *</text:span>qq)</text:p>
            <text:p text:style-name="Table_20_Contents">{</text:p>
            <text:p text:style-name="Table_20_Contents"><text:s text:c="5"/>qq-&gt;pred-&gt;next = qq-&gt;next;</text:p>
            <text:p text:style-name="Table_20_Contents"><text:s text:c="5"/>qq-&gt;next-&gt;pred = qq-&gt;pred;</text:p>
            <text:p text:style-name="Table_20_Contents"><text:s text:c="5"/><text:span text:style-name="T1">delete qq;</text:span></text:p>
            <text:p text:style-name="Table_20_Contents">}</text:p>
          </table:table-cell>
          <table:covered-table-cell/>
        </table:table-row>
        <table:table-row>
          <table:table-cell table:style-name="Таблица1.A2" office:value-type="string">
            <text:p text:style-name="P1">меняем местами 2 элемента</text:p>
          </table:table-cell>
          <table:table-cell table:style-name="Таблица1.B2" table:number-columns-spanned="2" office:value-type="string">
            <text:p text:style-name="Table_20_Contents">void <text:span text:style-name="T1">swap</text:span>( <text:span text:style-name="T1">zap *</text:span>q1, <text:span text:style-name="T1">zap *</text:span>q2)</text:p>
            <text:p text:style-name="Table_20_Contents">{</text:p>
            <text:p text:style-name="Table_20_Contents"><text:s/>zap *b;</text:p>
            <text:p text:style-name="Table_20_Contents"><text:s/>b = new zap;</text:p>
            <text:p text:style-name="Table_20_Contents"><text:s/>b-&gt;n = q1-&gt;n;</text:p>
            <text:p text:style-name="Table_20_Contents"><text:s/>strcpy(b-&gt;s,q1-&gt;s);</text:p>
            <text:p text:style-name="Table_20_Contents"><text:s/>q1-&gt;n = q2-&gt;n;</text:p>
            <text:p text:style-name="Table_20_Contents"><text:s/>strcpy(q1-&gt;s,q2-&gt;s);</text:p>
            <text:p text:style-name="Table_20_Contents"><text:s/>q2-&gt;n = b-&gt;n;</text:p>
            <text:p text:style-name="Table_20_Contents"><text:s/>strcpy(q2-&gt;s,b-&gt;s);</text:p>
            <text:p text:style-name="Table_20_Contents">}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нового элемента списка <text:span text:style-name="T3">q</text:span></text:p>
          </table:table-cell>
          <table:table-cell table:style-name="Таблица1.B2" table:number-columns-spanned="2" office:value-type="string">
            <text:p text:style-name="Table_20_Contents">zap <text:s/><text:span text:style-name="T1">*q</text:span>;</text:p>
            <text:p text:style-name="Table_20_Contents"/>
            <text:p text:style-name="Table_20_Contents">q = <text:span text:style-name="T1">new</text:span> zap;</text:p>
            <text:p text:style-name="Table_20_Contents"><text:soft-page-break/></text:p>
            <text:p text:style-name="Table_20_Contents"><text:span text:style-name="T3">q</text:span><text:span text:style-name="T2">-&gt;</text:span>pred = NULL;</text:p>
            <text:p text:style-name="Table_20_Contents"><text:span text:style-name="T3">q</text:span>-&gt;next = NULL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роцедура, увеличивающая переменную, передаваемую в качестве параметра, на 1</text:p>
            <text:p text:style-name="Table_20_Contents"/>
            <text:p text:style-name="P19"><text:span text:style-name="T14">&amp;</text:span> <text:span text:style-name="T7">является аналогом </text:span><text:span text:style-name="T14">var</text:span></text:p>
          </table:table-cell>
          <table:table-cell table:style-name="Таблица1.B2" table:number-columns-spanned="2" office:value-type="string">
            <text:p text:style-name="Table_20_Contents">void plus_1(int <text:span text:style-name="T1">&amp;</text:span>peremen)</text:p>
            <text:p text:style-name="Table_20_Contents">{</text:p>
            <text:p text:style-name="Table_20_Contents"><text:s text:c="5"/>peremen+=1;</text:p>
            <text:p text:style-name="Table_20_Contents">}</text:p>
            <text:p text:style-name="Table_20_Contents"/>
            <text:p text:style-name="Table_20_Contents">cin &gt;&gt; x;</text:p>
            <text:p text:style-name="Table_20_Contents">plus_1(x); <text:s text:c="2"/><text:span text:style-name="T12"><text:s text:c="2"/></text:span><text:span text:style-name="T13">//</text:span><text:span text:style-name="T12"> </text:span><text:span text:style-name="T6">x </text:span><text:span text:style-name="T10">увеличится на 1</text:span>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реобразовать <text:span text:style-name="T1">строку в</text:span> <text:span text:style-name="T1">целое</text:span> <text:span text:style-name="T1">число</text:span></text:p>
          </table:table-cell>
          <table:table-cell table:style-name="Таблица1.B2" table:number-columns-spanned="2" office:value-type="string">
            <text:p text:style-name="Table_20_Contents">n = <text:span text:style-name="T1">atoi</text:span>(s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реобразовать <text:span text:style-name="T1">строку в вещественное число</text:span></text:p>
          </table:table-cell>
          <table:table-cell table:style-name="Таблица1.B2" table:number-columns-spanned="2" office:value-type="string">
            <text:p text:style-name="P4">x = <text:span text:style-name="T1">atof</text:span>(s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еревод <text:s/><text:span text:style-name="T1">ЧИСЛА <text:s/>в <text:s/>СТРОКУ</text:span></text:p>
          </table:table-cell>
          <table:table-cell table:style-name="Таблица1.B2" table:number-columns-spanned="2" office:value-type="string">
            <text:p text:style-name="P65">itoa(n,s,<text:span text:style-name="T1">10</text:span>);</text:p>
          </table:table-cell>
          <table:covered-table-cell/>
        </table:table-row>
        <table:table-row>
          <table:table-cell table:style-name="Таблица1.B2" table:number-columns-spanned="3" office:value-type="string">
            <text:p text:style-name="P36">Модули</text:p>
            <table:table table:name="Таблица2" table:style-name="Таблица2">
              <table:table-column table:style-name="Таблица2.A" table:number-columns-repeated="3"/>
              <table:table-row>
                <table:table-cell table:style-name="Таблица2.A1" office:value-type="string">
                  <text:p text:style-name="P53">файл <text:span text:style-name="T3">main</text:span></text:p>
                </table:table-cell>
                <table:table-cell table:style-name="Таблица2.A1" office:value-type="string">
                  <text:p text:style-name="P53">файл <text:span text:style-name="T3">unit.h</text:span></text:p>
                </table:table-cell>
                <table:table-cell table:style-name="Таблица2.C1" office:value-type="string">
                  <text:p text:style-name="P44">файл <text:span text:style-name="T3">unit.cpp</text:span></text:p>
                </table:table-cell>
              </table:table-row>
              <table:table-row>
                <table:table-cell table:style-name="Таблица2.A2" office:value-type="string">
                  <text:p text:style-name="P41">#include &lt;cstdlib&gt;</text:p>
                  <text:p text:style-name="P41">#include &lt;iostream&gt;</text:p>
                  <text:p text:style-name="P41"/>
                  <text:p text:style-name="P41">#include "unit.h"</text:p>
                  <text:p text:style-name="P41"/>
                  <text:p text:style-name="P41"/>
                  <text:p text:style-name="P41">using namespace std;</text:p>
                  <text:p text:style-name="P41"/>
                  <text:p text:style-name="P41">int main(int argc, char *argv[])</text:p>
                  <text:p text:style-name="P41">{</text:p>
                  <text:p text:style-name="P41"><text:s text:c="4"/>int x;</text:p>
                  <text:p text:style-name="P41"><text:s text:c="4"/>int y;</text:p>
                  <text:p text:style-name="P41"><text:s text:c="4"/></text:p>
                  <text:p text:style-name="P41"><text:s text:c="4"/>int s;</text:p>
                  <text:p text:style-name="P41"><text:s text:c="4"/></text:p>
                  <text:p text:style-name="P41"><text:s text:c="4"/>cin &gt;&gt; x;</text:p>
                  <text:p text:style-name="P41"><text:s text:c="4"/>cin &gt;&gt; y;</text:p>
                  <text:p text:style-name="P41"><text:s text:c="4"/></text:p>
                  <text:p text:style-name="P41"><text:s text:c="4"/>s = sum ( x , y);</text:p>
                  <text:p text:style-name="P41"><text:s text:c="4"/>cout &lt;&lt; s;</text:p>
                  <text:p text:style-name="P41"><text:s text:c="4"/></text:p>
                  <text:p text:style-name="P41"><text:s text:c="4"/>system("PAUSE");</text:p>
                  <text:p text:style-name="P41"><text:s text:c="4"/>return EXIT_SUCCESS;</text:p>
                  <text:p text:style-name="P41">}</text:p>
                </table:table-cell>
                <table:table-cell table:style-name="Таблица2.A2" office:value-type="string">
                  <text:p text:style-name="P43">int sum ( int a , int b );</text:p>
                </table:table-cell>
                <table:table-cell table:style-name="Таблица2.C2" office:value-type="string">
                  <text:p text:style-name="P43">#include "unit.h"</text:p>
                  <text:p text:style-name="P43"/>
                  <text:p text:style-name="P43">int sum ( int a , int b )</text:p>
                  <text:p text:style-name="P43">{</text:p>
                  <text:p text:style-name="P43"><text:s text:c="4"/>int ans = a + b;</text:p>
                  <text:p text:style-name="P43"><text:s text:c="4"/>return ans;</text:p>
                  <text:p text:style-name="P43">}</text:p>
                </table:table-cell>
              </table:table-row>
            </table:table>
            <text:p text:style-name="P35">не забыть прицепить файлы к проекту</text:p>
            <text:p text:style-name="P6">1) кликаю правой кнопкой мыши на графу <text:span text:style-name="T3">Project</text:span></text:p>
            <text:p text:style-name="P6"><text:span text:style-name="T3">2) </text:span>выбираю <text:span text:style-name="T3">Add to project</text:span></text:p>
            <text:p text:style-name="P6"><text:span text:style-name="T3">3) </text:span>а дальше выбираю нужные файлы</text:p>
            <text:p text:style-name="P6"/>
            <text:p text:style-name="P7">если я хочу в юните использовать типы, то в <text:span text:style-name="T4">unit.h</text:span><text:span text:style-name="T3"> </text:span>пишу</text:p>
            <text:p text:style-name="P7"/>
            <text:p text:style-name="P45"><text:span text:style-name="T1">struct</text:span> zap</text:p>
            <text:p text:style-name="P45">{</text:p>
            <text:p text:style-name="P45"><text:s text:c="6"/><text:span text:style-name="T1"><text:s/>int</text:span> c;</text:p>
            <text:p text:style-name="P45"><text:soft-page-break/>};</text:p>
            <text:p text:style-name="P45"/>
            <text:p text:style-name="P45"><text:span text:style-name="T1">int</text:span> sum ( <text:span text:style-name="T1">zap</text:span> a , <text:span text:style-name="T1">zap</text:span> b );</text:p>
            <text:p text:style-name="P45"/>
            <text:p text:style-name="P7">при этом в файле<text:span text:style-name="T1"> </text:span><text:span text:style-name="T4">main</text:span><text:span text:style-name="T3"> </text:span>и в файле <text:span text:style-name="T4">unit.cpp</text:span><text:span text:style-name="T3"> </text:span>я не описываю тип запись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34">Объекты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14">создадим объект прямоугольник, умеющий себя инициализировать и считать площадь</text:p>
            <text:p text:style-name="Table_20_Contents"/>
            <text:p text:style-name="P1">class priamougol</text:p>
            <text:p text:style-name="Table_20_Contents">{</text:p>
            <text:p text:style-name="Table_20_Contents"><text:s text:c="5"/><text:span text:style-name="T1"><text:s/>public:</text:span></text:p>
            <text:p text:style-name="Table_20_Contents"><text:s text:c="8"/>int a;</text:p>
            <text:p text:style-name="Table_20_Contents"><text:s text:c="8"/>int b;</text:p>
            <text:p text:style-name="Table_20_Contents"><text:s text:c="8"/>void init(int aa, int bb);</text:p>
            <text:p text:style-name="Table_20_Contents"><text:s text:c="8"/>int square();</text:p>
            <text:p text:style-name="Table_20_Contents">};</text:p>
            <text:p text:style-name="Table_20_Contents"/>
            <text:p text:style-name="P1">void priamougol :: init(int aa, int bb)</text:p>
            <text:p text:style-name="Table_20_Contents">{</text:p>
            <text:p text:style-name="Table_20_Contents"><text:s text:c="3"/>a = aa;</text:p>
            <text:p text:style-name="Table_20_Contents"><text:s text:c="3"/>b = bb; <text:s/></text:p>
            <text:p text:style-name="Table_20_Contents">};</text:p>
            <text:p text:style-name="Table_20_Contents"/>
            <text:p text:style-name="P1">int priamougol :: square()</text:p>
            <text:p text:style-name="Table_20_Contents">{</text:p>
            <text:p text:style-name="Table_20_Contents"><text:s text:c="3"/>int ans = a*b;</text:p>
            <text:p text:style-name="Table_20_Contents"><text:s text:c="3"/>return ans; <text:s/></text:p>
            <text:p text:style-name="Table_20_Contents">};</text:p>
            <text:p text:style-name="Table_20_Contents"/>
            <text:p text:style-name="P14">в функции <text:span text:style-name="T3">main </text:span><text:span text:style-name="T7">пишем следующее</text:span></text:p>
            <text:p text:style-name="P23"/>
            <text:p text:style-name="Table_20_Contents"><text:span text:style-name="T7"><text:s text:c="3"/></text:span><text:span text:style-name="T8"><text:s/>priamougol p;</text:span></text:p>
            <text:p text:style-name="P23"><text:s text:c="4"/>p.init(2,3);</text:p>
            <text:p text:style-name="P23"><text:s text:c="4"/>cout &lt;&lt; p.square();</text:p>
            <text:p text:style-name="P23"/>
            <text:p text:style-name="P5">НАСЛЕДОВАНИЕ</text:p>
            <text:p text:style-name="P5"/>
            <text:p text:style-name="P46">создадим класс параллелепипед, который наследует поля и методы класса прямоугольник</text:p>
            <text:p text:style-name="P46"/>
            <text:p text:style-name="P47">class parallelepiped : public priamougol</text:p>
            <text:p text:style-name="P50">{</text:p>
            <text:p text:style-name="P50"><text:s text:c="6"/>public:</text:p>
            <text:p text:style-name="P50"><text:s text:c="8"/>int h;</text:p>
            <text:p text:style-name="P50"><text:s text:c="8"/>void init(int aa, int bb, int hh);</text:p>
            <text:p text:style-name="P50"><text:s text:c="8"/>int v();</text:p>
            <text:p text:style-name="P50">};</text:p>
            <text:p text:style-name="P50"/>
            <text:p text:style-name="P50">void parallelepiped :: init(int aa, int bb, int hh)</text:p>
            <text:p text:style-name="P50">{</text:p>
            <text:p text:style-name="P50"><text:soft-page-break/><text:s text:c="3"/>a = aa;</text:p>
            <text:p text:style-name="P50"><text:s text:c="3"/>b = bb;</text:p>
            <text:p text:style-name="P50"><text:s text:c="3"/>h = hh;</text:p>
            <text:p text:style-name="P50">};</text:p>
            <text:p text:style-name="P50"/>
            <text:p text:style-name="P50">int parallelepiped :: v()</text:p>
            <text:p text:style-name="P50">{</text:p>
            <text:p text:style-name="P50"><text:s text:c="5"/>int x = square()*h;</text:p>
            <text:p text:style-name="P50"><text:s text:c="5"/>return x;</text:p>
            <text:p text:style-name="P50">};</text:p>
            <text:p text:style-name="P8">в функции <text:span text:style-name="T3">main </text:span>пишем следующее</text:p>
            <text:p text:style-name="P8"/>
            <text:p text:style-name="P50"><text:span text:style-name="T1">parallelepiped</text:span> <text:s/>p123;</text:p>
            <text:p text:style-name="P50">p123.init(2,3,4);</text:p>
            <text:p text:style-name="P50">cout &lt;&lt; p123.v();</text:p>
            <text:p text:style-name="P50"/>
            <text:p text:style-name="P37">Конструкторы </text:p>
            <text:p text:style-name="P47">(ф-ция, вызывающаяся автоматически при создании экземпляра объекта)</text:p>
            <text:p text:style-name="P37"/>
            <text:p text:style-name="P30">создание объекта, имеющего конструктор</text:p>
            <text:p text:style-name="P28"/>
            <text:p text:style-name="P32"><text:span text:style-name="T8">class</text:span><text:span text:style-name="T7"> A</text:span></text:p>
            <text:p text:style-name="P28">{</text:p>
            <text:p text:style-name="P32"><text:span text:style-name="T7"><text:s/></text:span><text:span text:style-name="T8"><text:s/>public:</text:span></text:p>
            <text:p text:style-name="P28"><text:s text:c="6"/>A()</text:p>
            <text:p text:style-name="P28"><text:s text:c="6"/>{</text:p>
            <text:p text:style-name="P32"><text:span text:style-name="T7"><text:s text:c="9"/>cout &lt;&lt; </text:span><text:span text:style-name="T8">"Class A constructor worked !!!\n"</text:span><text:span text:style-name="T7">;</text:span></text:p>
            <text:p text:style-name="P28"><text:s text:c="6"/>}</text:p>
            <text:p text:style-name="P28">};</text:p>
            <text:p text:style-name="P28"/>
            <text:p text:style-name="P9">Множественное наследование</text:p>
            <text:p text:style-name="P31">класс <text:span text:style-name="T3">B </text:span>наследует поля и методы классов <text:span text:style-name="T3">A1 </text:span>и <text:span text:style-name="T3">A2</text:span></text:p>
            <text:p text:style-name="P32"/>
            <text:p text:style-name="P32">class A1</text:p>
            <text:p text:style-name="P32">{</text:p>
            <text:p text:style-name="P32"><text:s text:c="6"/>public: void write1() { cout &lt;&lt; "A1\n"; }</text:p>
            <text:p text:style-name="P32">};</text:p>
            <text:p text:style-name="P32"/>
            <text:p text:style-name="P32">class A2</text:p>
            <text:p text:style-name="P32">{</text:p>
            <text:p text:style-name="P32"><text:s text:c="6"/>public: void write2() { cout &lt;&lt; "A2\n"; }</text:p>
            <text:p text:style-name="P32">};</text:p>
            <text:p text:style-name="P32"/>
            <text:p text:style-name="P56">class B : public A1, public A2</text:p>
            <text:p text:style-name="P32">{ <text:s text:c="2"/>};</text:p>
            <text:p text:style-name="P32"/>
            <text:p text:style-name="P32"/>
            <text:p text:style-name="P9">Тестирование класса <text:span text:style-name="T3">B</text:span></text:p>
            <text:p text:style-name="P32"/>
            <text:p text:style-name="P33">B obj;</text:p>
            <text:p text:style-name="P32">obj.write1();</text:p>
            <text:p text:style-name="P32">obj.write2();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34">Файлы ( текстовые )</text:p>
          </table:table-cell>
          <table:covered-table-cell/>
          <table:covered-table-cell/>
        </table:table-row>
        <text:soft-page-break/>
        <table:table-row>
          <table:table-cell table:style-name="Таблица1.A2" office:value-type="string">
            <text:p text:style-name="Table_20_Contents">описание файловой переменной</text:p>
          </table:table-cell>
          <table:table-cell table:style-name="Таблица1.B2" table:number-columns-spanned="2" office:value-type="string">
            <text:p text:style-name="Table_20_Contents"><text:s text:c="3"/>FILE *f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<text:span text:style-name="T1">создать новый файл</text:span> или <text:span text:style-name="T1">очистить</text:span></text:p>
            <text:p text:style-name="Table_20_Contents">уже <text:span text:style-name="T1">существующий файл</text:span></text:p>
            <text:p text:style-name="P58">аналог <text:span text:style-name="T3">Rewrite(f);</text:span></text:p>
          </table:table-cell>
          <table:table-cell table:style-name="Таблица1.B2" table:number-columns-spanned="2" office:value-type="string">
            <text:p text:style-name="Table_20_Contents"><text:s/><text:span text:style-name="T17"><text:s text:c="3"/>f = fopen("my_file.txt","w+");</text:span>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ткрыть файл <text:span text:style-name="T1">для чтения</text:span></text:p>
            <text:p text:style-name="P58"><text:span text:style-name="T7">аналог</text:span> <text:span text:style-name="T3">Reset(f);</text:span></text:p>
          </table:table-cell>
          <table:table-cell table:style-name="Таблица1.B2" table:number-columns-spanned="2" office:value-type="string">
            <text:p text:style-name="Table_20_Contents"><text:s text:c="3"/><text:span text:style-name="T17"><text:s/>f=fopen("my_file.txt","r");</text:span>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роверка на существование файла и его привязка к переменной <text:span text:style-name="T18">f</text:span></text:p>
            <text:p text:style-name="P16"/>
          </table:table-cell>
          <table:table-cell table:style-name="Таблица1.B2" table:number-columns-spanned="2" office:value-type="string">
            <text:p text:style-name="Standard"><text:s text:c="4"/>if( <text:s/>(f=fopen("my_file.txt","r"))!=NULL <text:s/>)</text:p>
            <text:p text:style-name="Table_20_Contents"><text:s text:c="4"/>{</text:p>
            <text:p text:style-name="Table_20_Contents"><text:s text:c="8"/>cout &lt;&lt; "file was found";</text:p>
            <text:p text:style-name="Table_20_Contents"><text:s text:c="4"/>}</text:p>
            <text:p text:style-name="Table_20_Contents"><text:s text:c="4"/>else</text:p>
            <text:p text:style-name="Table_20_Contents"><text:s text:c="4"/>{</text:p>
            <text:p text:style-name="Table_20_Contents"><text:s text:c="8"/>cout &lt;&lt; "NO FILE";</text:p>
            <text:p text:style-name="Table_20_Contents"><text:s text:c="4"/>}</text:p>
            <text:p text:style-name="Table_20_Contents"><text:s text:c="4"/>fclose(f);</text:p>
          </table:table-cell>
          <table:covered-table-cell/>
        </table:table-row>
        <table:table-row>
          <table:table-cell table:style-name="Таблица1.A2" office:value-type="string">
            <text:p text:style-name="P23">закрытие файла</text:p>
          </table:table-cell>
          <table:table-cell table:style-name="Таблица1.B2" table:number-columns-spanned="2" office:value-type="string">
            <text:p text:style-name="Standard"><text:s text:c="4"/>fclose(f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запись строк в файл</text:p>
          </table:table-cell>
          <table:table-cell table:style-name="Таблица1.B2" table:number-columns-spanned="2" office:value-type="string">
            <text:p text:style-name="Standard"><text:s text:c="4"/>FILE *f;</text:p>
            <text:p text:style-name="Standard"><text:s text:c="4"/></text:p>
            <text:p text:style-name="Standard"><text:s text:c="4"/>f = fopen("my_file.txt","w+");</text:p>
            <text:p text:style-name="Standard"><text:s text:c="4"/></text:p>
            <text:p text:style-name="Standard"><text:s text:c="4"/>fputs( "string 1\n", f );</text:p>
            <text:p text:style-name="Standard"><text:s text:c="4"/>fputs( "string 2\n", f );</text:p>
            <text:p text:style-name="Standard"><text:s text:c="4"/>fputs( "string 3\n", f );</text:p>
            <text:p text:style-name="Standard"><text:s text:c="4"/></text:p>
            <text:p text:style-name="Standard"><text:s text:c="4"/>fclose(f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читывание строк из файла</text:p>
          </table:table-cell>
          <table:table-cell table:style-name="Таблица1.B2" table:number-columns-spanned="2" office:value-type="string">
            <text:p text:style-name="Standard"><text:s/><text:span text:style-name="T1"><text:s/>char s[200];</text:span></text:p>
            <text:p text:style-name="Standard"><text:s text:c="2"/>while( fgets( s , 200 , <text:span text:style-name="T1">f</text:span> ) != NULL )</text:p>
            <text:p text:style-name="Standard"><text:s text:c="4"/>{</text:p>
            <text:p text:style-name="Standard"><text:s text:c="10"/>cout &lt;&lt; s;</text:p>
            <text:p text:style-name="Standard"><text:s text:c="4"/>}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<text:span text:style-name="T1">считываем по символам из текстового файла</text:span> и <text:span text:style-name="T1">выводим считанные символы</text:span> на экран </text:p>
          </table:table-cell>
          <table:table-cell table:style-name="Таблица1.B2" table:number-columns-spanned="2" office:value-type="string">
            <text:p text:style-name="Standard"><text:s text:c="4"/>int x;</text:p>
            <text:p text:style-name="Standard"><text:s text:c="4"/>char c;</text:p>
            <text:p text:style-name="Standard"><text:s text:c="4"/></text:p>
            <text:p text:style-name="Standard"><text:s text:c="4"/>while ((x=getc(f))!=EOF) </text:p>
            <text:p text:style-name="Standard"><text:s text:c="4"/>{</text:p>
            <text:p text:style-name="Standard"><text:s text:c="7"/>c = char(x);</text:p>
            <text:p text:style-name="Standard"><text:s text:c="7"/>cout &lt;&lt; c;</text:p>
            <text:p text:style-name="Standard"><text:s text:c="4"/>}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ереименовать файл <text:s text:c="12"/><text:span text:style-name="T20">"my_file.txt"</text:span><text:span text:style-name="T21"> в </text:span><text:span text:style-name="T20">"kk.txt"</text:span></text:p>
          </table:table-cell>
          <table:table-cell table:style-name="Таблица1.B2" table:number-columns-spanned="2" office:value-type="string">
            <text:p text:style-name="P70"><text:span text:style-name="T1">rename</text:span>( "my_file.txt", "kk.txt" );</text:p>
          </table:table-cell>
          <table:covered-table-cell/>
        </table:table-row>
        <table:table-row>
          <table:table-cell table:style-name="Таблица1.B2" table:number-columns-spanned="3" office:value-type="string">
            <text:p text:style-name="P15">Типизированные файлы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открыть для <text:span text:style-name="T1">добавления записей к существующему файлу</text:span></text:p>
          </table:table-cell>
          <table:table-cell table:style-name="Таблица1.B2" table:number-columns-spanned="2" office:value-type="string">
            <text:p text:style-name="Table_20_Contents"><text:s/><text:span text:style-name="T15">f = fopen("my_file.dat","a+");</text:span>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читать запись из файла</text:p>
            <text:p text:style-name="P19">z —<text:span text:style-name="T7"> запись</text:span></text:p>
            <text:p text:style-name="P19">f – <text:span text:style-name="T7">файл</text:span></text:p>
          </table:table-cell>
          <table:table-cell table:style-name="Таблица1.B2" table:number-columns-spanned="2" office:value-type="string">
            <text:p text:style-name="P4"><text:s/><text:span text:style-name="T1">fread</text:span>( <text:span text:style-name="T1">&amp;</text:span>z , <text:span text:style-name="T1">sizeof</text:span>(z) , 1 , f 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занести запись в файл</text:p>
          </table:table-cell>
          <table:table-cell table:style-name="Таблица1.B2" table:number-columns-spanned="2" office:value-type="string">
            <text:p text:style-name="P4"><text:span text:style-name="T1"><text:s/>fwrite</text:span>( <text:span text:style-name="T1">&amp;</text:span>z , <text:span text:style-name="T1">sizeof</text:span>(z) , 1 , f ); <text:s/></text:p>
          </table:table-cell>
          <table:covered-table-cell/>
        </table:table-row>
        <text:soft-page-break/>
        <table:table-row>
          <table:table-cell table:style-name="Таблица1.A2" office:value-type="string">
            <text:p text:style-name="Table_20_Contents">считываем все записи из файла и выводим их поля на экран</text:p>
          </table:table-cell>
          <table:table-cell table:style-name="Таблица1.B2" table:number-columns-spanned="2" office:value-type="string">
            <text:p text:style-name="Table_20_Contents">while( <text:span text:style-name="T1"><text:s/>fread( &amp;z , sizeof(z) , 1 , f ) &gt; 0</text:span> )</text:p>
            <text:p text:style-name="Table_20_Contents">{</text:p>
            <text:p text:style-name="Table_20_Contents"><text:s text:c="3"/>cout &lt;&lt; z.s &lt;&lt; " <text:s/>" &lt;&lt; z.n &lt;&lt; " <text:s/>" &lt;&lt; z.x &lt;&lt; "\n";</text:p>
            <text:p text:style-name="Table_20_Contents">}</text:p>
          </table:table-cell>
          <table:covered-table-cell/>
        </table:table-row>
        <table:table-row>
          <table:table-cell table:style-name="Таблица1.B2" table:number-columns-spanned="3" office:value-type="string">
            <text:p text:style-name="P17">Random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3">подключаем библиотеку</text:p>
          </table:table-cell>
          <table:table-cell table:style-name="Таблица1.B2" table:number-columns-spanned="2" office:value-type="string">
            <text:p text:style-name="Table_20_Contents">#include &lt;time.h&gt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ишем в начале функции <text:span text:style-name="T4">main</text:span></text:p>
          </table:table-cell>
          <table:table-cell table:style-name="Таблица1.B2" table:number-columns-spanned="2" office:value-type="string">
            <text:p text:style-name="Table_20_Contents">srand( (unsigned) time(NULL) );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олучаем случайное число от 0 до 2</text:p>
            <text:p text:style-name="Table_20_Contents">можем получить : <text:span text:style-name="T3">0 <text:s/>1 <text:s/>2</text:span></text:p>
          </table:table-cell>
          <table:table-cell table:style-name="Таблица1.B2" table:number-columns-spanned="2" office:value-type="string">
            <text:p text:style-name="Table_20_Contents">int x = rand()%3;</text:p>
          </table:table-cell>
          <table:covered-table-cell/>
        </table:table-row>
        <table:table-row>
          <table:table-cell table:style-name="Таблица1.B2" table:number-columns-spanned="3" office:value-type="string">
            <text:p text:style-name="P15">Шаблоны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описание <text:span text:style-name="T1">шаблона — функции </text:span></text:p>
          </table:table-cell>
          <table:table-cell table:style-name="Таблица1.B2" table:number-columns-spanned="2" office:value-type="string">
            <text:p text:style-name="P1">template &lt;typename tip&gt;</text:p>
            <text:p text:style-name="Table_20_Contents"><text:span text:style-name="T1">tip</text:span> sum(<text:span text:style-name="T1">tip</text:span> a, <text:span text:style-name="T1">tip</text:span> b)</text:p>
            <text:p text:style-name="Table_20_Contents">{</text:p>
            <text:p text:style-name="Table_20_Contents"><text:s text:c="4"/><text:span text:style-name="T1">tip</text:span> ans = a + b;</text:p>
            <text:p text:style-name="Table_20_Contents"><text:s text:c="4"/>return ans;</text:p>
            <text:p text:style-name="Table_20_Contents">}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использование шаблона — функции </text:p>
            <text:p text:style-name="Table_20_Contents"/>
            <text:p text:style-name="P39">( компьютер сам поймёт, с каким типом я хочу работать )</text:p>
          </table:table-cell>
          <table:table-cell table:style-name="Таблица1.B2" table:number-columns-spanned="2" office:value-type="string">
            <text:p text:style-name="P1"><text:s text:c="4"/>int a,b,c;</text:p>
            <text:p text:style-name="P58"><text:s text:c="4"/><text:span text:style-name="T1">c = sum(a,b);</text:span></text:p>
            <text:p text:style-name="P58"><text:s text:c="4"/></text:p>
            <text:p text:style-name="P58"><text:s text:c="4"/><text:span text:style-name="T1">float a1,b1,c1;</text:span></text:p>
            <text:p text:style-name="P58"><text:s text:c="4"/><text:span text:style-name="T1">c1 = sum(a1,b1);</text:span>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писание <text:span text:style-name="T1">шаблона — класса </text:span></text:p>
          </table:table-cell>
          <table:table-cell table:style-name="Таблица1.B2" table:number-columns-spanned="2" office:value-type="string">
            <text:p text:style-name="P52">template &lt;typename tip, int kol&gt;</text:p>
            <text:p text:style-name="P60">class massiv</text:p>
            <text:p text:style-name="P60">{</text:p>
            <text:p text:style-name="P60"><text:s text:c="6"/>private: <text:s text:c="11"/></text:p>
            <text:p text:style-name="P60"><text:s text:c="9"/>int n;</text:p>
            <text:p text:style-name="P60"><text:s text:c="9"/><text:span text:style-name="T1">tip</text:span> mass[<text:span text:style-name="T1">kol</text:span>]; <text:s text:c="7"/></text:p>
            <text:p text:style-name="P60"><text:s text:c="6"/>public: <text:s text:c="11"/></text:p>
            <text:p text:style-name="P60"><text:s text:c="9"/>massiv()</text:p>
            <text:p text:style-name="P60"><text:s text:c="9"/>{</text:p>
            <text:p text:style-name="P60"><text:s text:c="12"/>n = 0;</text:p>
            <text:p text:style-name="P60"><text:s text:c="9"/>} <text:s text:c="7"/></text:p>
            <text:p text:style-name="P60"><text:s text:c="9"/>void add(<text:span text:style-name="T1">tip</text:span> x)</text:p>
            <text:p text:style-name="P60"><text:s text:c="9"/>{</text:p>
            <text:p text:style-name="P60"><text:s text:c="14"/>mass[n] = x;</text:p>
            <text:p text:style-name="P60"><text:s text:c="14"/>n++;</text:p>
            <text:p text:style-name="P60"><text:s text:c="9"/>} <text:s text:c="7"/></text:p>
            <text:p text:style-name="P60"><text:s text:c="9"/>void print()</text:p>
            <text:p text:style-name="P60"><text:s text:c="9"/>{</text:p>
            <text:p text:style-name="P60"><text:s text:c="14"/>if(n!=0) for(int i=0;i&lt;n;i++) cout &lt;&lt; mass[i] &lt;&lt; " <text:s/>";</text:p>
            <text:p text:style-name="P60"><text:s text:c="9"/>} <text:s text:c="4"/></text:p>
            <text:p text:style-name="P60">};</text:p>
          </table:table-cell>
          <table:covered-table-cell/>
        </table:table-row>
        <table:table-row>
          <table:table-cell table:style-name="Таблица1.A2" office:value-type="string">
            <text:p text:style-name="P42">использование шаблона — класса </text:p>
          </table:table-cell>
          <table:table-cell table:style-name="Таблица1.B2" table:number-columns-spanned="2" office:value-type="string">
            <text:p text:style-name="P52">massiv &lt;int,20&gt; m;</text:p>
            <text:p text:style-name="P54">m.print();</text:p>
          </table:table-cell>
          <table:covered-table-cell/>
        </table:table-row>
        <table:table-row>
          <table:table-cell table:style-name="Таблица1.B2" table:number-columns-spanned="3" office:value-type="string">
            <text:p text:style-name="P15">Создание классов с универсальными методами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55">описание класса</text:p>
            <text:p text:style-name="P42"/>
            <text:p text:style-name="P61">class printerClass</text:p>
            <text:p text:style-name="P61">{</text:p>
            <text:p text:style-name="P61"><text:s text:c="6"/>public:</text:p>
            <text:p text:style-name="P61"><text:s text:c="9"/>void printTip(<text:span text:style-name="T1">int</text:span> x) { cout &lt;&lt; "Integer \n"; }</text:p>
            <text:p text:style-name="P61"><text:soft-page-break/><text:s text:c="9"/>void printTip(<text:span text:style-name="T1">double</text:span> x) { cout &lt;&lt; "Double \n"; }</text:p>
            <text:p text:style-name="P61"><text:s text:c="9"/>void printTip(<text:span text:style-name="T1">char</text:span> x) { cout &lt;&lt; "Char \n"; }</text:p>
            <text:p text:style-name="P61"><text:s text:c="9"/>void printTip(<text:span text:style-name="T1">const char *</text:span>s) { cout &lt;&lt; "String \n"; }</text:p>
            <text:p text:style-name="P61">};</text:p>
            <text:p text:style-name="P42"/>
            <text:p text:style-name="P55">использование класса</text:p>
            <text:p text:style-name="P42"/>
            <text:p text:style-name="P61">printerClass p;</text:p>
            <text:p text:style-name="P61">p.printTip(5);</text:p>
            <text:p text:style-name="P61">p.printTip(6.8);</text:p>
            <text:p text:style-name="P61">p.printTip('f');</text:p>
            <text:p text:style-name="P61">p.printTip("lalala");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48">Удалить текстовый файл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51">Удалить текстовый файл</text:p>
            <text:p text:style-name="P57">s – <text:span text:style-name="T7">строка с именем файла</text:span></text:p>
          </table:table-cell>
          <table:covered-table-cell/>
          <table:table-cell table:style-name="Таблица1.B2" office:value-type="string">
            <text:p text:style-name="P12"><text:s/>int r = remove(s);</text:p>
          </table:table-cell>
        </table:table-row>
        <table:table-row>
          <table:table-cell table:style-name="Таблица1.A2" table:number-columns-spanned="2" office:value-type="string">
            <text:p text:style-name="P51">Поиск строки <text:span text:style-name="T4">s2</text:span><text:span text:style-name="T3"> </text:span>в строке <text:span text:style-name="T4">s1</text:span></text:p>
          </table:table-cell>
          <table:covered-table-cell/>
          <table:table-cell table:style-name="Таблица1.B2" office:value-type="string">
            <text:p text:style-name="P12">bool b = strstr(s1,s2);</text:p>
          </table:table-cell>
        </table:table-row>
        <table:table-row>
          <table:table-cell table:style-name="Таблица1.B2" table:number-columns-spanned="3" office:value-type="string">
            <text:p text:style-name="P38">Шаблон программы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51">#include &lt;cstdlib&gt;</text:p>
            <text:p text:style-name="P51">#include &lt;iostream&gt;</text:p>
            <text:p text:style-name="P51"/>
            <text:p text:style-name="P51">using namespace std;</text:p>
            <text:p text:style-name="P51"/>
            <text:p text:style-name="P51">int main(int argc, char *argv[])</text:p>
            <text:p text:style-name="P51">{</text:p>
            <text:p text:style-name="P51"><text:s text:c="4"/>system("PAUSE");</text:p>
            <text:p text:style-name="P51"><text:s text:c="4"/>return EXIT_SUCCESS;</text:p>
            <text:p text:style-name="P51">}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10">Потоки для текстовых файлов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51">Подключаем библиотеку</text:p>
          </table:table-cell>
          <table:covered-table-cell/>
          <table:table-cell table:style-name="Таблица1.B2" office:value-type="string">
            <text:p text:style-name="P51">#include &lt;fstream&gt;</text:p>
          </table:table-cell>
        </table:table-row>
        <table:table-row>
          <table:table-cell table:style-name="Таблица1.A2" table:number-columns-spanned="2" office:value-type="string">
            <text:p text:style-name="P51">Создать или перезаписать файл</text:p>
          </table:table-cell>
          <table:covered-table-cell/>
          <table:table-cell table:style-name="Таблица1.B2" office:value-type="string">
            <text:p text:style-name="P51"><text:span text:style-name="T1">of</text:span>stream F;<text:tab/></text:p>
            <text:p text:style-name="P51">F.open("Maxim.txt", ios::<text:span text:style-name="T1">out</text:span>);</text:p>
            <text:p text:style-name="P51">F.close();</text:p>
          </table:table-cell>
        </table:table-row>
        <table:table-row>
          <table:table-cell table:style-name="Таблица1.A2" table:number-columns-spanned="2" office:value-type="string">
            <text:p text:style-name="P51">Добавление строк к концу файла</text:p>
          </table:table-cell>
          <table:covered-table-cell/>
          <table:table-cell table:style-name="Таблица1.B2" office:value-type="string">
            <text:p text:style-name="P51">F.open("Maxim.txt", ios::<text:span text:style-name="T1">app</text:span>);</text:p>
            <text:p text:style-name="P51">F &lt;&lt; s1 &lt;&lt; "\n";</text:p>
            <text:p text:style-name="P51">F &lt;&lt; s2 &lt;&lt; "\n";</text:p>
            <text:p text:style-name="P51">F.close();</text:p>
          </table:table-cell>
        </table:table-row>
        <table:table-row>
          <table:table-cell table:style-name="Таблица1.A2" table:number-columns-spanned="2" office:value-type="string">
            <text:p text:style-name="P51">Считывание строк из файла</text:p>
          </table:table-cell>
          <table:covered-table-cell/>
          <table:table-cell table:style-name="Таблица1.B2" office:value-type="string">
            <text:p text:style-name="P51"><text:span text:style-name="T1">if</text:span>stream F1;</text:p>
            <text:p text:style-name="P51">F1.open("Maxim.txt", ios::<text:span text:style-name="T1">in</text:span>);</text:p>
            <text:p text:style-name="P51">F1 &gt;&gt; s33;</text:p>
            <text:p text:style-name="P51">F1 &gt;&gt; s44;</text:p>
            <text:p text:style-name="P51">F1.close();</text:p>
          </table:table-cell>
        </table:table-row>
        <table:table-row>
          <table:table-cell table:style-name="Таблица1.A2" table:number-columns-spanned="2" office:value-type="string">
            <text:p text:style-name="P51">Считываем все строки из файла и выводим их на экран</text:p>
          </table:table-cell>
          <table:covered-table-cell/>
          <table:table-cell table:style-name="Таблица1.B2" office:value-type="string">
            <text:p text:style-name="P51">F1.open("Maxim.txt", ios::<text:span text:style-name="T1">in</text:span>);<text:tab/></text:p>
            <text:p text:style-name="P51">while(F1.eof() == false)</text:p>
            <text:p text:style-name="P51">{</text:p>
            <text:p text:style-name="P51"><text:tab/>F1 &gt;&gt; s;</text:p>
            <text:p text:style-name="P51"><text:tab/>if (F1.eof() == false) cout &lt;&lt; s &lt;&lt; "\n";</text:p>
            <text:p text:style-name="P51">}</text:p>
            <text:p text:style-name="P51">F1.close();</text:p>
          </table:table-cell>
        </table:table-row>
        <text:soft-page-break/>
        <table:table-row>
          <table:table-cell table:style-name="Таблица1.B2" table:number-columns-spanned="3" office:value-type="string">
            <text:p text:style-name="P10">Адресная арифметика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51">Создаём <text:span text:style-name="T1">динамический</text:span> массив</text:p>
          </table:table-cell>
          <table:covered-table-cell/>
          <table:table-cell table:style-name="Таблица1.B2" office:value-type="string">
            <text:p text:style-name="P51">int *mass = new int[100];</text:p>
          </table:table-cell>
        </table:table-row>
        <table:table-row>
          <table:table-cell table:style-name="Таблица1.A2" table:number-columns-spanned="2" office:value-type="string">
            <text:p text:style-name="P51">Считываем элементы массива </text:p>
          </table:table-cell>
          <table:covered-table-cell/>
          <table:table-cell table:style-name="Таблица1.B2" office:value-type="string">
            <text:p text:style-name="P51">for( i=0; i&lt;n; i++ )</text:p>
            <text:p text:style-name="P51">{</text:p>
            <text:p text:style-name="P51"><text:tab/>cin &gt;&gt; *(mass + i);</text:p>
            <text:p text:style-name="P51">}</text:p>
          </table:table-cell>
        </table:table-row>
        <table:table-row>
          <table:table-cell table:style-name="Таблица1.A2" table:number-columns-spanned="2" office:value-type="string">
            <text:p text:style-name="P51">Выводим элементы массива на экран</text:p>
          </table:table-cell>
          <table:covered-table-cell/>
          <table:table-cell table:style-name="Таблица1.B2" office:value-type="string">
            <text:p text:style-name="P51">for( i=0; i&lt;n; i++ )</text:p>
            <text:p text:style-name="P51">{</text:p>
            <text:p text:style-name="P51"><text:tab/>cout &lt;&lt; *(mass + i) &lt;&lt; " <text:s text:c="2"/>";</text:p>
            <text:p text:style-name="P51">}</text:p>
          </table:table-cell>
        </table:table-row>
        <table:table-row>
          <table:table-cell table:style-name="Таблица1.A2" table:number-columns-spanned="2" office:value-type="string">
            <text:p text:style-name="P51">Выводим элементы массива в обратном порядке</text:p>
          </table:table-cell>
          <table:covered-table-cell/>
          <table:table-cell table:style-name="Таблица1.B2" office:value-type="string">
            <text:p text:style-name="P51">for( i=n-1; i&gt;=0; i-- )</text:p>
            <text:p text:style-name="P51">{</text:p>
            <text:p text:style-name="P51"><text:tab/>cout &lt;&lt; *(mass + i) &lt;&lt; " <text:s text:c="2"/>";</text:p>
            <text:p text:style-name="P51">}</text:p>
          </table:table-cell>
        </table:table-row>
        <table:table-row>
          <table:table-cell table:style-name="Таблица1.A2" table:number-columns-spanned="2" office:value-type="string">
            <text:p text:style-name="P51">Считаем сумму элементов массива</text:p>
          </table:table-cell>
          <table:covered-table-cell/>
          <table:table-cell table:style-name="Таблица1.B2" office:value-type="string">
            <text:p text:style-name="P51">for( i=0; i&lt;n; i++ )</text:p>
            <text:p text:style-name="P51">{</text:p>
            <text:p text:style-name="P51"><text:tab/>sum += *(mass + i);</text:p>
            <text:p text:style-name="P51">}</text:p>
            <text:p text:style-name="P51">cout &lt;&lt; sum;</text:p>
          </table:table-cell>
        </table:table-row>
        <table:table-row>
          <table:table-cell table:style-name="Таблица1.A2" table:number-columns-spanned="2" office:value-type="string">
            <text:p text:style-name="P51">Удаляем динамический массив</text:p>
          </table:table-cell>
          <table:covered-table-cell/>
          <table:table-cell table:style-name="Таблица1.B2" office:value-type="string">
            <text:p text:style-name="P51">delete [] mass;</text:p>
          </table:table-cell>
        </table:table-row>
        <table:table-row>
          <table:table-cell table:style-name="Таблица1.B2" table:number-columns-spanned="3" office:value-type="string">
            <text:p text:style-name="P10">Библиотеки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71"><text:span text:style-name="T22">#include</text:span><text:span text:style-name="T22"> </text:span><text:span text:style-name="T22">"stdafx.h"</text:span></text:p>
            <text:p text:style-name="P72"><text:span text:style-name="T22">#include</text:span><text:span text:style-name="T22"> </text:span><text:span text:style-name="T22">&lt;math.h&gt;</text:span></text:p>
            <text:p text:style-name="P72"><text:span text:style-name="T22">#include</text:span><text:span text:style-name="T22"> </text:span><text:span text:style-name="T22">&lt;string.h&gt;</text:span></text:p>
            <text:p text:style-name="P72"><text:span text:style-name="T22">#include</text:span><text:span text:style-name="T22"> </text:span><text:span text:style-name="T22">&lt;cstdlib&gt;</text:span></text:p>
            <text:p text:style-name="P72"><text:span text:style-name="T22">#include</text:span><text:span text:style-name="T22"> </text:span><text:span text:style-name="T22">&lt;conio.h&gt;</text:span></text:p>
            <text:p text:style-name="P72"><text:span text:style-name="T22">#include</text:span><text:span text:style-name="T22"> </text:span><text:span text:style-name="T22">&lt;iostream&gt;</text:span></text:p>
            <text:p text:style-name="P72"><text:span text:style-name="T22">#include</text:span><text:span text:style-name="T22"> </text:span><text:span text:style-name="T22">&lt;fstream&gt;</text:span></text:p>
            <text:p text:style-name="P73"/>
            <text:p text:style-name="P72"><text:span text:style-name="T22">using</text:span><text:span text:style-name="T22"> </text:span><text:span text:style-name="T22">namespace</text:span><text:span text:style-name="T22"> std;</text:span>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10">Перегрузка операторов класса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51">Описание класса «Целое число»</text:p>
          </table:table-cell>
          <table:covered-table-cell/>
          <table:covered-table-cell/>
        </table:table-row>
        <table:table-row table:style-name="Таблица1.100">
          <table:table-cell table:style-name="Таблица1.B2" table:number-columns-spanned="3" office:value-type="string">
            <text:p text:style-name="P66">class integer</text:p>
            <text:p text:style-name="P66">{</text:p>
            <text:p text:style-name="P66"><text:tab/>private:</text:p>
            <text:p text:style-name="P66"><text:tab/><text:tab/>int n;</text:p>
            <text:p text:style-name="P66"><text:tab/><text:tab/></text:p>
            <text:p text:style-name="P66"><text:tab/>public:<text:tab/><text:tab/></text:p>
            <text:p text:style-name="P66"><text:tab/><text:tab/>integer() { n = 0; }<text:tab/><text:tab/></text:p>
            <text:p text:style-name="P66"><text:tab/><text:tab/>operator ++ (int) {<text:tab/>n++; }<text:tab/><text:tab/></text:p>
            <text:p text:style-name="P66"><text:tab/><text:tab/>operator -- (int) { n--; }<text:tab/><text:tab/></text:p>
            <text:p text:style-name="P66"><text:tab/><text:tab/>operator += (int x) { n += x; }<text:tab/><text:tab/></text:p>
            <text:p text:style-name="P66"><text:tab/><text:tab/>operator -= (int x) { n -= x; }<text:tab/><text:tab/></text:p>
            <text:p text:style-name="P66"><text:tab/><text:tab/>operator = (int x) { n = x; }<text:tab/><text:tab/></text:p>
            <text:p text:style-name="P66"><text:tab/><text:tab/>void print() { cout &lt;&lt; "\n" &lt;&lt; n &lt;&lt; "\n"; }</text:p>
            <text:p text:style-name="P66">};</text:p>
          </table:table-cell>
          <table:covered-table-cell/>
          <table:covered-table-cell/>
        </table:table-row>
        <text:soft-page-break/>
        <table:table-row>
          <table:table-cell table:style-name="Таблица1.A2" table:number-columns-spanned="2" office:value-type="string">
            <text:p text:style-name="P51">Тестирование методов класса</text:p>
          </table:table-cell>
          <table:covered-table-cell/>
          <table:table-cell table:style-name="Таблица1.B2" office:value-type="string">
            <text:p text:style-name="P51">integer n;</text:p>
            <text:p text:style-name="P51">n+=5;</text:p>
            <text:p text:style-name="P51">n++;</text:p>
            <text:p text:style-name="P51">n-=6;</text:p>
            <text:p text:style-name="P51">n--;</text:p>
            <text:p text:style-name="P51">n.print();</text:p>
          </table:table-cell>
        </table:table-row>
        <table:table-row>
          <table:table-cell table:style-name="Таблица1.B2" table:number-columns-spanned="3" office:value-type="string">
            <text:p text:style-name="P51">Описание класса «Массив записей»</text:p>
            <text:p text:style-name="P51">При вызове += добавляется запись к концу массива</text:p>
            <text:p text:style-name="P51">При вызове = выводится содержимое массива на экран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66">struct zap { int x,y; };</text:p>
            <text:p text:style-name="P66"/>
            <text:p text:style-name="P66">class massiv</text:p>
            <text:p text:style-name="P66">{</text:p>
            <text:p text:style-name="P66"><text:tab/>private:</text:p>
            <text:p text:style-name="P66"><text:tab/> int kol; <text:s/>zap mass[50];</text:p>
            <text:p text:style-name="P66"><text:tab/><text:tab/></text:p>
            <text:p text:style-name="P66"><text:tab/>public: <text:s/></text:p>
            <text:p text:style-name="P66"><text:tab/> <text:s/>massiv() <text:s/>{ <text:s/>kol = 0; <text:s/>}</text:p>
            <text:p text:style-name="P66"><text:tab/> <text:s/>operator += (zap z) { mass[kol] = z; <text:s/>kol++; }<text:tab/><text:tab/></text:p>
            <text:p text:style-name="P66"><text:tab/> <text:s/>operator = (zap z)</text:p>
            <text:p text:style-name="P66"><text:tab/> <text:s/>{</text:p>
            <text:p text:style-name="P66"><text:tab/> <text:s text:c="5"/>for(int i = 0; i&lt;kol; i++) cout &lt;&lt; mass[i].x &lt;&lt; " " &lt;&lt; mass[i].y &lt;&lt; "\n";</text:p>
            <text:p text:style-name="P66"><text:tab/> <text:s/>}</text:p>
            <text:p text:style-name="P66">};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51">Тестирование методов класса</text:p>
          </table:table-cell>
          <table:covered-table-cell/>
          <table:table-cell table:style-name="Таблица1.B2" office:value-type="string">
            <text:p text:style-name="P51"><text:tab/>massiv m;</text:p>
            <text:p text:style-name="P51"><text:tab/>zap z;<text:tab/></text:p>
            <text:p text:style-name="P51"><text:tab/>z.x = 5; <text:s text:c="3"/>z.y = 7;</text:p>
            <text:p text:style-name="P51"><text:tab/></text:p>
            <text:p text:style-name="P51"><text:tab/>m+=z;</text:p>
            <text:p text:style-name="P51"><text:tab/>m+=z;</text:p>
            <text:p text:style-name="P51"><text:tab/>m+=z;<text:tab/></text:p>
            <text:p text:style-name="P51"><text:tab/>m = z;</text:p>
          </table:table-cell>
        </table:table-row>
        <table:table-row>
          <table:table-cell table:style-name="Таблица1.B2" table:number-columns-spanned="3" office:value-type="string">
            <text:p text:style-name="P11">VS Express для Desktop 12</text:p>
            <text:p text:style-name="P49"/>
            <text:p text:style-name="P51">При создании проекта <text:span text:style-name="T1">убрать</text:span> галочку с пункта «<text:span text:style-name="T1">Предварительно скомпилированный заголовок</text:span>» и в начале программы написать строку</text:p>
            <text:p text:style-name="P51"/>
            <text:p text:style-name="P69"><text:span text:style-name="T23">#define</text:span><text:span text:style-name="T23"> </text:span><text:span text:style-name="T23">_CRT_SECURE_NO_DEPRECATE</text:span>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10">Создание временной задержки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51">Подключаем библиотеку</text:p>
          </table:table-cell>
          <table:covered-table-cell/>
          <table:table-cell table:style-name="Таблица1.B2" office:value-type="string">
            <text:p text:style-name="P51">#include &lt;windows.h&gt;</text:p>
          </table:table-cell>
        </table:table-row>
        <table:table-row table:style-name="Таблица1.108">
          <table:table-cell table:style-name="Таблица1.A2" table:number-columns-spanned="2" office:value-type="string">
            <text:p text:style-name="P51">Заставляем консоль ждать 300 миллисекунд</text:p>
          </table:table-cell>
          <table:covered-table-cell/>
          <table:table-cell table:style-name="Таблица1.B2" office:value-type="string">
            <text:p text:style-name="P51">Sleep(300);</text:p>
          </table:table-cell>
        </table:table-row>
        <text:soft-page-break/>
        <table:table-row>
          <table:table-cell table:style-name="Таблица1.B2" table:number-columns-spanned="3" office:value-type="string">
            <text:p text:style-name="P10">Работа с <text:span text:style-name="T3">COM </text:span>портом</text:p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51">Код <text:span text:style-name="T4">Arduino</text:span><text:span text:style-name="T3">, </text:span>передающий числа на <text:span text:style-name="T4">COM3</text:span></text:p>
          </table:table-cell>
          <table:covered-table-cell/>
          <table:table-cell table:style-name="Таблица1.B2" office:value-type="string">
            <text:p text:style-name="P51">int x;</text:p>
            <text:p text:style-name="P51"/>
            <text:p text:style-name="P51">void setup()</text:p>
            <text:p text:style-name="P51">{</text:p>
            <text:p text:style-name="P51"><text:s text:c="4"/><text:span text:style-name="T1">Serial.begin(9600);</text:span></text:p>
            <text:p text:style-name="P51"><text:s text:c="4"/>x = 0;</text:p>
            <text:p text:style-name="P51">}</text:p>
            <text:p text:style-name="P51"/>
            <text:p text:style-name="P51">void loop()</text:p>
            <text:p text:style-name="P51">{</text:p>
            <text:p text:style-name="P51"><text:s text:c="4"/>delay(1000);</text:p>
            <text:p text:style-name="P51"><text:s text:c="4"/><text:span text:style-name="T1">Serial.print(x);</text:span></text:p>
            <text:p text:style-name="P49"><text:s text:c="4"/>Serial.print("\n");</text:p>
            <text:p text:style-name="P51"><text:s text:c="4"/>++x;</text:p>
            <text:p text:style-name="P51">}</text:p>
          </table:table-cell>
        </table:table-row>
        <table:table-row table:style-name="Таблица1.111">
          <table:table-cell table:style-name="Таблица1.B2" table:number-columns-spanned="3" office:value-type="string">
            <text:p text:style-name="P51">Функция <text:span text:style-name="T24">getValueFromCom</text:span>, которая считывает данные с <text:span text:style-name="T4">COM3</text:span></text:p>
            <text:p text:style-name="P51">Как только приходит символ <text:span text:style-name="T3">”</text:span><text:span text:style-name="T4">\n</text:span><text:span text:style-name="T3">”, </text:span>вызывается функция <text:span text:style-name="T25"><text:s/></text:span><text:span text:style-name="T24">workWithString</text:span></text:p>
            <text:p text:style-name="P68"/>
            <text:p text:style-name="P67"><text:span text:style-name="T3">void </text:span><text:span text:style-name="T4">getValueFromCom()</text:span></text:p>
            <text:p text:style-name="P68">{</text:p>
            <text:p text:style-name="P68"><text:tab/>// init name of comPort</text:p>
            <text:p text:style-name="P67"><text:span text:style-name="T3"><text:tab/>LPCTSTR sPortName = "</text:span><text:span text:style-name="T4">COM3</text:span><text:span text:style-name="T3">";</text:span></text:p>
            <text:p text:style-name="P68"><text:tab/></text:p>
            <text:p text:style-name="P68"><text:tab/>// init properties of comPort</text:p>
            <text:p text:style-name="P68"><text:tab/>HANDLE hSerial = ::CreateFile(sPortName,GENERIC_READ | GENERIC_WRITE,0,0,OPEN_EXISTING,FILE_ATTRIBUTE_NORMAL,0);</text:p>
            <text:p text:style-name="P68"><text:tab/>DCB dcbSerialParams = {0};</text:p>
            <text:p text:style-name="P68"><text:tab/>dcbSerialParams.DCBlength=sizeof(dcbSerialParams);</text:p>
            <text:p text:style-name="P68"><text:tab/>dcbSerialParams.BaudRate=CBR_9600;</text:p>
            <text:p text:style-name="P68"><text:tab/>dcbSerialParams.ByteSize=8;</text:p>
            <text:p text:style-name="P68"><text:tab/>dcbSerialParams.StopBits=ONESTOPBIT;</text:p>
            <text:p text:style-name="P68"><text:tab/>dcbSerialParams.Parity=NOPARITY;</text:p>
            <text:p text:style-name="P68"><text:tab/></text:p>
            <text:p text:style-name="P68"><text:tab/>// variables for getting result</text:p>
            <text:p text:style-name="P68"><text:tab/>DWORD iSize;</text:p>
            <text:p text:style-name="P68"><text:tab/>char ans[500];</text:p>
            <text:p text:style-name="P68"><text:tab/>strcpy(ans,"");</text:p>
            <text:p text:style-name="P68"><text:tab/>int count = 0;</text:p>
            <text:p text:style-name="P68"><text:tab/>char sReceivedChar;</text:p>
            <text:p text:style-name="P68"><text:tab/></text:p>
            <text:p text:style-name="P68"><text:tab/>while (true)</text:p>
            <text:p text:style-name="P68"><text:tab/>{</text:p>
            <text:p text:style-name="P68"><text:tab/><text:tab/>ReadFile(hSerial, &amp;sReceivedChar, 1, &amp;iSize, 0); </text:p>
            <text:p text:style-name="P68"><text:tab/></text:p>
            <text:p text:style-name="P68"><text:tab/> <text:s text:c="14"/>// if we got something</text:p>
            <text:p text:style-name="P68"><text:tab/><text:tab/>if (iSize &gt; 0)</text:p>
            <text:p text:style-name="P68"><text:tab/><text:tab/>{</text:p>
            <text:p text:style-name="P68"><text:tab/><text:tab/><text:tab/>// if char is not the end of string</text:p>
            <text:p text:style-name="P68"><text:tab/><text:tab/><text:tab/>if(sReceivedChar != '\n')</text:p>
            <text:p text:style-name="P68"><text:tab/><text:tab/><text:tab/>{</text:p>
            <text:p text:style-name="P68"><text:tab/><text:tab/><text:tab/><text:tab/>// add char to string ans</text:p>
            <text:p text:style-name="P68"><text:tab/><text:tab/><text:tab/><text:tab/>ans[count] = sReceivedChar;</text:p>
            <text:p text:style-name="P68"><text:tab/><text:tab/><text:tab/><text:tab/>ans[count+1] = '\0';</text:p>
            <text:p text:style-name="P68"><text:tab/><text:tab/><text:tab/><text:tab/>count++;</text:p>
            <text:p text:style-name="P68"><text:tab/><text:tab/><text:tab/>}</text:p>
            <text:p text:style-name="P68"><text:tab/><text:tab/><text:tab/>else <text:s/>// if we got the end of string from comPort</text:p>
            <text:p text:style-name="P68"><text:tab/><text:tab/><text:tab/>{</text:p>
            <text:p text:style-name="P67"><text:span text:style-name="T3"><text:tab/><text:tab/><text:tab/><text:tab/></text:span><text:span text:style-name="T4">workWithString(ans);</text:span></text:p>
            <text:p text:style-name="P68"><text:tab/><text:tab/><text:tab/><text:tab/></text:p>
            <text:p text:style-name="P68"><text:tab/><text:tab/><text:tab/><text:tab/>// reset string "ans"</text:p>
            <text:p text:style-name="P68"><text:tab/><text:tab/><text:tab/><text:tab/>count = 0;</text:p>
            <text:p text:style-name="P68"><text:tab/><text:tab/><text:tab/><text:tab/>strcpy(ans,"");</text:p>
            <text:p text:style-name="P68"><text:tab/><text:tab/><text:tab/>}</text:p>
            <text:p text:style-name="P68"><text:tab/><text:tab/>}<text:tab/></text:p>
            <text:p text:style-name="P68"><text:tab/>}<text:tab/></text:p>
            <text:p text:style-name="P68">}</text:p>
          </table:table-cell>
          <table:covered-table-cell/>
          <table:covered-table-cell/>
        </table:table-row>
        <text:soft-page-break/>
        <table:table-row>
          <table:table-cell table:style-name="Таблица1.A2" table:number-columns-spanned="2" office:value-type="string">
            <text:p text:style-name="P51">Функция <text:span text:style-name="T1">workWithString</text:span>, которая вызывается, как только из порта пришёл перенос строки</text:p>
          </table:table-cell>
          <table:covered-table-cell/>
          <table:table-cell table:style-name="Таблица1.B2" office:value-type="string">
            <text:p text:style-name="P51">void <text:span text:style-name="T1">workWithString</text:span>(const char * s)</text:p>
            <text:p text:style-name="P51">{</text:p>
            <text:p text:style-name="P51"><text:tab/>cout &lt;&lt; s &lt;&lt; "\n";</text:p>
            <text:p text:style-name="P51"><text:tab/>cout &lt;&lt; strlen(s) &lt;&lt; "\n\n";</text:p>
            <text:p text:style-name="P51">}</text:p>
          </table:table-cell>
        </table:table-row>
        <table:table-row>
          <table:table-cell table:style-name="Таблица1.A2" table:number-columns-spanned="2" office:value-type="string">
            <text:p text:style-name="P51">Главная функция <text:span text:style-name="T4">main</text:span></text:p>
          </table:table-cell>
          <table:covered-table-cell/>
          <table:table-cell table:style-name="Таблица1.B2" office:value-type="string">
            <text:p text:style-name="P51">int main(int argc, char** argv) </text:p>
            <text:p text:style-name="P51">{</text:p>
            <text:p text:style-name="P51"><text:tab/>while(true)</text:p>
            <text:p text:style-name="P51"><text:tab/>{</text:p>
            <text:p text:style-name="P51"><text:tab/><text:tab/><text:span text:style-name="T1">getValueFromCom();</text:span></text:p>
            <text:p text:style-name="P51"><text:tab/><text:tab/>Sleep(100);</text:p>
            <text:p text:style-name="P51"><text:tab/>}</text:p>
            <text:p text:style-name="P51"><text:tab/><text:tab/></text:p>
            <text:p text:style-name="P51"><text:tab/>return 0;</text:p>
            <text:p text:style-name="P51">}</text:p>
          </table:table-cell>
        </table:table-row>
        <table:table-row>
          <table:table-cell table:style-name="Таблица1.B2" table:number-columns-spanned="3" office:value-type="string">
            <text:p text:style-name="P10">Сортировки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13">Сортировка выбором</text:p>
            <text:p text:style-name="P51"/>
            <text:p text:style-name="P51">void selection_sort(int a[], int n) </text:p>
            <text:p text:style-name="P51">{</text:p>
            <text:p text:style-name="P51"><text:tab/> for (int i = 0; i &lt; n - 1; ++i) </text:p>
            <text:p text:style-name="P51"><text:tab/> {</text:p>
            <text:p text:style-name="P51"><text:tab/><text:tab/> int min_index = i;</text:p>
            <text:p text:style-name="P51"><text:tab/><text:tab/> </text:p>
            <text:p text:style-name="P51"><text:tab/><text:tab/> for (int j = i + 1; j &lt; n; ++j) </text:p>
            <text:p text:style-name="P51"><text:tab/><text:tab/> {</text:p>
            <text:p text:style-name="P51"><text:tab/><text:tab/> <text:tab/>if (a[j] &lt; a[min_index]) min_index = j;</text:p>
            <text:p text:style-name="P51"><text:tab/><text:tab/> }</text:p>
            <text:p text:style-name="P51"><text:tab/><text:tab/> </text:p>
            <text:p text:style-name="P51"><text:tab/><text:tab/> swap(a[i], a[min_index]);</text:p>
            <text:p text:style-name="P51"><text:tab/> }</text:p>
            <text:p text:style-name="P51">}</text:p>
            <text:p text:style-name="P51"/>
            <text:p text:style-name="P51">void swap(int &amp;a, int &amp;b ) </text:p>
            <text:p text:style-name="P51">{</text:p>
            <text:p text:style-name="P51"><text:tab/> int tmp = a;</text:p>
            <text:p text:style-name="P51"><text:tab/> a = b;</text:p>
            <text:p text:style-name="P51"><text:tab/> b = tmp;</text:p>
            <text:p text:style-name="P51">}</text:p>
          </table:table-cell>
          <table:covered-table-cell/>
          <table:covered-table-cell/>
        </table:table-row>
        <table:table-row>
          <table:table-cell table:style-name="Таблица1.B2" table:number-columns-spanned="3" office:value-type="string">
            <text:p text:style-name="P13">Сортировка вставками</text:p>
            <text:p text:style-name="P51"/>
            <text:p text:style-name="P29">void insertion_sort(int a[], int n) </text:p>
            <text:p text:style-name="P29">{</text:p>
            <text:p text:style-name="P29"><text:tab/> for (int i = 1; i &lt; n; ++i) </text:p>
            <text:p text:style-name="P29"><text:tab/> { </text:p>
            <text:p text:style-name="P29"><text:tab/> <text:tab/> int j = 0;</text:p>
            <text:p text:style-name="P29"><text:tab/><text:tab/> int tmp = a[i];<text:tab/><text:tab/> </text:p>
            <text:p text:style-name="P29"><text:tab/><text:tab/> for (j = i; j &gt; 0 &amp;&amp; tmp &lt; a[j-1]; --j) a[j] = a[j-1];</text:p>
            <text:p text:style-name="P29"><text:tab/><text:tab/> a[j] = tmp;</text:p>
            <text:p text:style-name="P29"><text:tab/>}</text:p>
            <text:p text:style-name="P29">}</text:p>
          </table:table-cell>
          <table:covered-table-cell/>
          <table:covered-table-cell/>
        </table:table-row>
        <text:soft-page-break/>
        <table:table-row>
          <table:table-cell table:style-name="Таблица1.B2" table:number-columns-spanned="3" office:value-type="string">
            <text:p text:style-name="P13">Пирамидальная сортировка</text:p>
            <text:p text:style-name="P51"/>
            <text:p text:style-name="P51">void swap(int &amp;a, int &amp;b ) </text:p>
            <text:p text:style-name="P51">{</text:p>
            <text:p text:style-name="P51"><text:tab/> int tmp = a;</text:p>
            <text:p text:style-name="P51"><text:tab/> a = b;</text:p>
            <text:p text:style-name="P51"><text:tab/> b = tmp;</text:p>
            <text:p text:style-name="P51">}</text:p>
            <text:p text:style-name="P51"/>
            <text:p text:style-name="P51">void heap_insert(int *a, int n, int x)</text:p>
            <text:p text:style-name="P51">{</text:p>
            <text:p text:style-name="P51"><text:tab/> a[n+1] = x;</text:p>
            <text:p text:style-name="P51"><text:tab/> for (int i = n+1; i &gt; 1;) </text:p>
            <text:p text:style-name="P51"><text:tab/> {</text:p>
            <text:p text:style-name="P51"><text:tab/><text:tab/> if (a[i] &gt; a[i/2]) </text:p>
            <text:p text:style-name="P51"><text:tab/><text:tab/> {</text:p>
            <text:p text:style-name="P51"><text:tab/><text:tab/><text:tab/> swap(a[i], a[i/2]);</text:p>
            <text:p text:style-name="P51"><text:tab/><text:tab/><text:tab/> i = i/2;</text:p>
            <text:p text:style-name="P51"><text:tab/><text:tab/> } </text:p>
            <text:p text:style-name="P51"><text:tab/><text:tab/> else break;</text:p>
            <text:p text:style-name="P51"><text:tab/>}</text:p>
            <text:p text:style-name="P51">}</text:p>
            <text:p text:style-name="P51"/>
            <text:p text:style-name="P51">void heap_pop(int *a, int n)</text:p>
            <text:p text:style-name="P51">{</text:p>
            <text:p text:style-name="P51"><text:tab/> swap(a[n],a[1]);</text:p>
            <text:p text:style-name="P51"><text:tab/> </text:p>
            <text:p text:style-name="P51"><text:tab/> for (int i = 1; 2*i &lt; n;) </text:p>
            <text:p text:style-name="P51"><text:tab/> {</text:p>
            <text:p text:style-name="P51"><text:tab/><text:tab/> i *= 2;<text:tab/><text:tab/> </text:p>
            <text:p text:style-name="P51"><text:tab/><text:tab/> if (i+1 &lt; n &amp;&amp; a[i] &lt; a[i+1]) i += 1;<text:tab/><text:tab/> </text:p>
            <text:p text:style-name="P51"><text:tab/><text:tab/> if (a[i/2] &lt; a[i]) <text:s/>swap(a[i/2], a[i]);</text:p>
            <text:p text:style-name="P51"><text:tab/> }</text:p>
            <text:p text:style-name="P51">}</text:p>
            <text:p text:style-name="P51"/>
            <text:p text:style-name="P51">void heap_sort(int *data, int n) </text:p>
            <text:p text:style-name="P51">{</text:p>
            <text:p text:style-name="P51"><text:tab/> int *buff = new int[n+1];</text:p>
            <text:p text:style-name="P51"><text:tab/> </text:p>
            <text:p text:style-name="P51"><text:tab/> for (int i = 0; i &lt; n; ++i) heap_insert(buff, i, data[i]);<text:tab/> </text:p>
            <text:p text:style-name="P51"><text:tab/> </text:p>
            <text:p text:style-name="P51"><text:tab/> for (int i = 0; i &lt; n; ++i) </text:p>
            <text:p text:style-name="P51"><text:tab/> {</text:p>
            <text:p text:style-name="P51"><text:tab/><text:tab/> data[n-1-i] = buff[1];</text:p>
            <text:p text:style-name="P51"><text:tab/><text:tab/> heap_pop(buff, n - i);</text:p>
            <text:p text:style-name="P51"><text:tab/> }</text:p>
            <text:p text:style-name="P51"><text:tab/> </text:p>
            <text:p text:style-name="P51"><text:tab/> delete [] buff;</text:p>
            <text:p text:style-name="P51">}</text:p>
            <text:p text:style-name="P51"/>
            <text:p text:style-name="P51"/>
          </table:table-cell>
          <table:covered-table-cell/>
          <table:covered-table-cell/>
        </table:table-row>
        <text:soft-page-break/>
        <table:table-row>
          <table:table-cell table:style-name="Таблица1.B2" table:number-columns-spanned="3" office:value-type="string">
            <text:p text:style-name="P13">Быстрая сортировка</text:p>
            <text:p text:style-name="P51"/>
            <text:p text:style-name="P51">void swapElements(int &amp;a, int &amp;b)</text:p>
            <text:p text:style-name="P51">{</text:p>
            <text:p text:style-name="P51"><text:tab/>int x = a;</text:p>
            <text:p text:style-name="P51"><text:tab/>a = b;</text:p>
            <text:p text:style-name="P51"><text:tab/>b = x;</text:p>
            <text:p text:style-name="P51">}</text:p>
            <text:p text:style-name="P51"/>
            <text:p text:style-name="P51">void <text:span text:style-name="T1">quickSort</text:span>(int l, int r, int a[])</text:p>
            <text:p text:style-name="P51">{</text:p>
            <text:p text:style-name="P51"><text:s text:c="4"/>int x = a[l + (r - l) / 2];</text:p>
            <text:p text:style-name="P51"><text:s text:c="4"/>int i = l;</text:p>
            <text:p text:style-name="P51"><text:s text:c="4"/>int j = r;</text:p>
            <text:p text:style-name="P51"/>
            <text:p text:style-name="P51"><text:s text:c="4"/>while(i &lt;= j)</text:p>
            <text:p text:style-name="P51"><text:s text:c="4"/>{</text:p>
            <text:p text:style-name="P51"><text:s text:c="8"/>while(a[i] &lt; x) i++;</text:p>
            <text:p text:style-name="P51"><text:s text:c="8"/>while(a[j] &gt; x) j--;</text:p>
            <text:p text:style-name="P51"><text:s text:c="8"/>if(i &lt;= j)</text:p>
            <text:p text:style-name="P51"><text:s text:c="8"/>{</text:p>
            <text:p text:style-name="P51"><text:s text:c="12"/>swapElements(a[i], a[j]);</text:p>
            <text:p text:style-name="P51"><text:s text:c="12"/>i++;</text:p>
            <text:p text:style-name="P51"><text:s text:c="12"/>j--;</text:p>
            <text:p text:style-name="P51"><text:s text:c="8"/>}</text:p>
            <text:p text:style-name="P51"><text:s text:c="4"/>}</text:p>
            <text:p text:style-name="P51"><text:s text:c="4"/></text:p>
            <text:p text:style-name="P51"><text:s text:c="4"/>if (i &lt; r) quickSort(i, r, a); <text:s/></text:p>
            <text:p text:style-name="P51"><text:s text:c="4"/>if (l &lt; j) quickSort(l, j, a); <text:s text:c="3"/></text:p>
            <text:p text:style-name="P51">}</text:p>
            <text:p text:style-name="P51"/>
            <text:p text:style-name="P11">Вызов функции сортировки</text:p>
            <text:p text:style-name="P51"/>
            <text:p text:style-name="P51">quickSort(0, n-1, mass);</text:p>
            <text:p text:style-name="P51"/>
          </table:table-cell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51"/>
          </table:table-cell>
          <table:covered-table-cell/>
          <table:table-cell table:style-name="Таблица1.B2" office:value-type="string">
            <text:p text:style-name="P51"/>
          </table:table-cell>
        </table:table-row>
        <table:table-row>
          <table:table-cell table:style-name="Таблица1.A2" table:number-columns-spanned="2" office:value-type="string">
            <text:p text:style-name="P51"/>
          </table:table-cell>
          <table:covered-table-cell/>
          <table:table-cell table:style-name="Таблица1.B2" office:value-type="string">
            <text:p text:style-name="P51"/>
          </table:table-cell>
        </table:table-row>
        <table:table-row>
          <table:table-cell table:style-name="Таблица1.A2" table:number-columns-spanned="2" office:value-type="string">
            <text:p text:style-name="P51"/>
          </table:table-cell>
          <table:covered-table-cell/>
          <table:table-cell table:style-name="Таблица1.B2" office:value-type="string">
            <text:p text:style-name="P51"/>
          </table:table-cell>
        </table:table-row>
        <table:table-row>
          <table:table-cell table:style-name="Таблица1.A2" table:number-columns-spanned="2" office:value-type="string">
            <text:p text:style-name="P51"/>
          </table:table-cell>
          <table:covered-table-cell/>
          <table:table-cell table:style-name="Таблица1.B2" office:value-type="string">
            <text:p text:style-name="P51"/>
          </table:table-cell>
        </table:table-row>
        <table:table-row>
          <table:table-cell table:style-name="Таблица1.A2" table:number-columns-spanned="2" office:value-type="string">
            <text:p text:style-name="P51"/>
          </table:table-cell>
          <table:covered-table-cell/>
          <table:table-cell table:style-name="Таблица1.B2" office:value-type="string">
            <text:p text:style-name="P5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Макс</meta:initial-creator>
    <meta:creation-date>2015-02-18T17:22:01.11</meta:creation-date>
    <dc:date>2016-11-13T20:40:06.05</dc:date>
    <dc:creator>Максим Maxim</dc:creator>
    <meta:editing-duration>P1DT7H43M29S</meta:editing-duration>
    <meta:editing-cycles>331</meta:editing-cycles>
    <meta:generator>OpenOffice/4.1.1$Win32 OpenOffice.org_project/411m6$Build-9775</meta:generator>
    <meta:document-statistic meta:table-count="2" meta:image-count="0" meta:object-count="0" meta:page-count="15" meta:paragraph-count="765" meta:word-count="2396" meta:character-count="14212"/>
  </office:meta>
</office:document-meta>
</file>